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background-color="transparent"/>
      <style:text-properties fo:font-style="normal" officeooo:rsid="001f9ad1" style:font-style-asian="normal" style:font-style-complex="normal"/>
    </style:style>
    <style:style style:name="P2" style:family="paragraph" style:parent-style-name="Standard">
      <loext:graphic-properties draw:fill="none"/>
      <style:paragraph-properties fo:background-color="transparent"/>
      <style:text-properties fo:font-style="normal" officeooo:rsid="0020513b" officeooo:paragraph-rsid="001f9ad1" style:font-style-asian="normal" style:font-style-complex="normal"/>
    </style:style>
    <style:style style:name="P3" style:family="paragraph" style:parent-style-name="Standard">
      <style:text-properties fo:font-style="normal" officeooo:rsid="005f0b76" officeooo:paragraph-rsid="005f0b76" style:font-style-asian="normal" style:font-style-complex="normal"/>
    </style:style>
    <style:style style:name="P4" style:family="paragraph" style:parent-style-name="Standard">
      <style:text-properties officeooo:rsid="001d813c" officeooo:paragraph-rsid="001d813c"/>
    </style:style>
    <style:style style:name="P5" style:family="paragraph" style:parent-style-name="Standard">
      <style:text-properties officeooo:rsid="001d813c" officeooo:paragraph-rsid="002f2c26"/>
    </style:style>
    <style:style style:name="P6" style:family="paragraph" style:parent-style-name="Standard">
      <style:text-properties officeooo:rsid="002f2c26" officeooo:paragraph-rsid="002f2c26"/>
    </style:style>
    <style:style style:name="P7" style:family="paragraph" style:parent-style-name="Standard">
      <loext:graphic-properties draw:fill="none"/>
      <style:paragraph-properties fo:background-color="transparent"/>
      <style:text-properties officeooo:paragraph-rsid="00324436"/>
    </style:style>
    <style:style style:name="P8" style:family="paragraph" style:parent-style-name="Standard">
      <loext:graphic-properties draw:fill="none"/>
      <style:paragraph-properties fo:background-color="transparent"/>
      <style:text-properties officeooo:rsid="001f9ad1" officeooo:paragraph-rsid="001f9ad1"/>
    </style:style>
    <style:style style:name="P9" style:family="paragraph" style:parent-style-name="Standard">
      <style:text-properties officeooo:paragraph-rsid="0052f39e"/>
    </style:style>
    <style:style style:name="P10" style:family="paragraph" style:parent-style-name="Standard">
      <style:text-properties fo:font-style="italic" officeooo:paragraph-rsid="0052f39e" style:font-style-asian="italic" style:font-style-complex="italic"/>
    </style:style>
    <style:style style:name="P11" style:family="paragraph" style:parent-style-name="Standard">
      <style:text-properties fo:font-style="italic" officeooo:paragraph-rsid="0060294d" style:font-style-asian="italic" style:font-style-complex="italic"/>
    </style:style>
    <style:style style:name="P12" style:family="paragraph" style:parent-style-name="Standard">
      <loext:graphic-properties draw:fill="none"/>
      <style:paragraph-properties fo:margin-left="0in" fo:margin-right="-0.0618in" fo:text-indent="0in" style:auto-text-indent="false" fo:background-color="transparent"/>
      <style:text-properties fo:font-style="normal" officeooo:rsid="002370bc" officeooo:paragraph-rsid="002370bc" style:font-style-asian="normal" style:font-style-complex="normal"/>
    </style:style>
    <style:style style:name="P13" style:family="paragraph" style:parent-style-name="Standard">
      <loext:graphic-properties draw:fill="none"/>
      <style:paragraph-properties fo:margin-left="0in" fo:margin-right="-0.0618in" fo:text-indent="0in" style:auto-text-indent="false" fo:background-color="transparent"/>
      <style:text-properties fo:font-style="normal" officeooo:rsid="002370bc" officeooo:paragraph-rsid="0036de50" style:font-style-asian="normal" style:font-style-complex="normal"/>
    </style:style>
    <style:style style:name="P14" style:family="paragraph" style:parent-style-name="Standard">
      <loext:graphic-properties draw:fill="none"/>
      <style:paragraph-properties fo:margin-left="0in" fo:margin-right="-0.0618in" fo:text-indent="0in" style:auto-text-indent="false" fo:background-color="transparent"/>
      <style:text-properties fo:font-style="normal" officeooo:rsid="002370bc" officeooo:paragraph-rsid="00355740" style:font-style-asian="normal" style:font-style-complex="normal"/>
    </style:style>
    <style:style style:name="P15" style:family="paragraph" style:parent-style-name="Standard">
      <loext:graphic-properties draw:fill="none"/>
      <style:paragraph-properties fo:margin-left="0in" fo:margin-right="-0.0618in" fo:text-indent="0in" style:auto-text-indent="false" fo:background-color="transparent"/>
      <style:text-properties fo:font-style="normal" officeooo:rsid="003aae91" officeooo:paragraph-rsid="003aae91" style:font-style-asian="normal" style:font-style-complex="normal"/>
    </style:style>
    <style:style style:name="P16" style:family="paragraph" style:parent-style-name="Standard">
      <loext:graphic-properties draw:fill="none"/>
      <style:paragraph-properties fo:margin-left="0in" fo:margin-right="-0.0618in" fo:text-indent="0in" style:auto-text-indent="false" fo:background-color="transparent"/>
      <style:text-properties fo:font-style="normal" officeooo:rsid="0036de50" officeooo:paragraph-rsid="006e4252" style:font-style-asian="normal" style:font-style-complex="normal"/>
    </style:style>
    <style:style style:name="P17" style:family="paragraph" style:parent-style-name="Standard">
      <loext:graphic-properties draw:fill="none"/>
      <style:paragraph-properties fo:margin-left="0in" fo:margin-right="-0.0618in" fo:text-indent="0in" style:auto-text-indent="false" fo:background-color="transparent"/>
      <style:text-properties officeooo:rsid="002c1897" officeooo:paragraph-rsid="002c1897"/>
    </style:style>
    <style:style style:name="P18" style:family="paragraph" style:parent-style-name="Standard">
      <loext:graphic-properties draw:fill="none"/>
      <style:paragraph-properties fo:margin-left="0in" fo:margin-right="-0.0618in" fo:text-indent="0in" style:auto-text-indent="false" fo:background-color="transparent"/>
      <style:text-properties officeooo:rsid="002249b5" officeooo:paragraph-rsid="002249b5"/>
    </style:style>
    <style:style style:name="P19" style:family="paragraph" style:parent-style-name="Standard">
      <loext:graphic-properties draw:fill="none"/>
      <style:paragraph-properties fo:margin-left="0in" fo:margin-right="-0.0618in" fo:text-indent="0in" style:auto-text-indent="false" fo:background-color="transparent"/>
      <style:text-properties officeooo:rsid="002370bc" officeooo:paragraph-rsid="00355740"/>
    </style:style>
    <style:style style:name="P20" style:family="paragraph" style:parent-style-name="Standard">
      <loext:graphic-properties draw:fill="none"/>
      <style:paragraph-properties fo:margin-left="0in" fo:margin-right="-0.0618in" fo:text-indent="0in" style:auto-text-indent="false" fo:background-color="transparent"/>
      <style:text-properties officeooo:rsid="0033aaf0" officeooo:paragraph-rsid="0033aaf0"/>
    </style:style>
    <style:style style:name="P21" style:family="paragraph" style:parent-style-name="Standard">
      <loext:graphic-properties draw:fill="none"/>
      <style:paragraph-properties fo:margin-left="0in" fo:margin-right="-0.0618in" fo:text-indent="0in" style:auto-text-indent="false" fo:background-color="transparent"/>
      <style:text-properties officeooo:rsid="002685b1" officeooo:paragraph-rsid="002685b1"/>
    </style:style>
    <style:style style:name="P22" style:family="paragraph" style:parent-style-name="Standard">
      <loext:graphic-properties draw:fill="none"/>
      <style:paragraph-properties fo:margin-left="0in" fo:margin-right="-0.0618in" fo:text-indent="0in" style:auto-text-indent="false" fo:background-color="transparent"/>
      <style:text-properties officeooo:rsid="003aae91" officeooo:paragraph-rsid="003aae91"/>
    </style:style>
    <style:style style:name="P23" style:family="paragraph" style:parent-style-name="Standard">
      <loext:graphic-properties draw:fill="none"/>
      <style:paragraph-properties fo:margin-left="0in" fo:margin-right="-0.0618in" fo:text-indent="0in" style:auto-text-indent="false" fo:background-color="transparent"/>
      <style:text-properties officeooo:rsid="00285546" officeooo:paragraph-rsid="00285546"/>
    </style:style>
    <style:style style:name="P24" style:family="paragraph" style:parent-style-name="Standard">
      <loext:graphic-properties draw:fill="none"/>
      <style:paragraph-properties fo:margin-left="0in" fo:margin-right="-0.0618in" fo:text-indent="0in" style:auto-text-indent="false" fo:background-color="transparent"/>
      <style:text-properties officeooo:rsid="00285bf3" officeooo:paragraph-rsid="00285bf3"/>
    </style:style>
    <style:style style:name="P25" style:family="paragraph" style:parent-style-name="Standard">
      <loext:graphic-properties draw:fill="none"/>
      <style:paragraph-properties fo:margin-left="0in" fo:margin-right="-0.0618in" fo:text-indent="0in" style:auto-text-indent="false" fo:background-color="transparent"/>
      <style:text-properties officeooo:rsid="003bebae" officeooo:paragraph-rsid="003bebae"/>
    </style:style>
    <style:style style:name="P26" style:family="paragraph" style:parent-style-name="Standard">
      <loext:graphic-properties draw:fill="none"/>
      <style:paragraph-properties fo:margin-left="0in" fo:margin-right="-0.0618in" fo:text-indent="0in" style:auto-text-indent="false" fo:background-color="transparent"/>
      <style:text-properties officeooo:rsid="0029c1e5" officeooo:paragraph-rsid="0029c1e5"/>
    </style:style>
    <style:style style:name="P27" style:family="paragraph" style:parent-style-name="Standard">
      <loext:graphic-properties draw:fill="none"/>
      <style:paragraph-properties fo:margin-left="0in" fo:margin-right="-0.0618in" fo:text-indent="0in" style:auto-text-indent="false" fo:background-color="transparent"/>
      <style:text-properties officeooo:paragraph-rsid="002c1897"/>
    </style:style>
    <style:style style:name="P28" style:family="paragraph" style:parent-style-name="Standard">
      <loext:graphic-properties draw:fill="none"/>
      <style:paragraph-properties fo:margin-left="0in" fo:margin-right="-0.0618in" fo:text-indent="0in" style:auto-text-indent="false" fo:background-color="transparent"/>
      <style:text-properties officeooo:rsid="0042fbb3" officeooo:paragraph-rsid="0042fbb3"/>
    </style:style>
    <style:style style:name="P29"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85bf3" officeooo:paragraph-rsid="00285bf3"/>
    </style:style>
    <style:style style:name="P30"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33aaf0" officeooo:paragraph-rsid="0033aaf0"/>
    </style:style>
    <style:style style:name="P31"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685b1" officeooo:paragraph-rsid="002685b1"/>
    </style:style>
    <style:style style:name="P32"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249b5" officeooo:paragraph-rsid="002249b5"/>
    </style:style>
    <style:style style:name="P33"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3faa5" officeooo:paragraph-rsid="00249844"/>
    </style:style>
    <style:style style:name="P34"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85546" officeooo:paragraph-rsid="00285546"/>
    </style:style>
    <style:style style:name="P35"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9c1e5" officeooo:paragraph-rsid="0029c1e5"/>
    </style:style>
    <style:style style:name="P36"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c1897" officeooo:paragraph-rsid="002c1897"/>
    </style:style>
    <style:style style:name="P37" style:family="paragraph" style:parent-style-name="Standard" style:master-page-name="">
      <loext:graphic-properties draw:fill="none"/>
      <style:paragraph-properties fo:margin-left="0in" fo:margin-right="-0.0618in" fo:text-indent="0in" style:auto-text-indent="false" style:page-number="auto" fo:background-color="transparent"/>
      <style:text-properties fo:font-style="italic" officeooo:rsid="002c1897" officeooo:paragraph-rsid="002c1897" style:font-style-asian="italic" style:font-style-complex="italic"/>
    </style:style>
    <style:style style:name="P38" style:family="paragraph" style:parent-style-name="Standard">
      <loext:graphic-properties draw:fill="none"/>
      <style:paragraph-properties fo:margin-left="0in" fo:margin-right="0in" fo:text-indent="0in" style:auto-text-indent="false" fo:background-color="transparent"/>
      <style:text-properties officeooo:rsid="00249844" officeooo:paragraph-rsid="00249844"/>
    </style:style>
    <style:style style:name="P39" style:family="paragraph" style:parent-style-name="Standard">
      <loext:graphic-properties draw:fill="none"/>
      <style:paragraph-properties fo:margin-left="0in" fo:margin-right="0in" fo:text-indent="0in" style:auto-text-indent="false" fo:background-color="transparent"/>
      <style:text-properties officeooo:rsid="0023faa5" officeooo:paragraph-rsid="00382e63"/>
    </style:style>
    <style:style style:name="P40" style:family="paragraph" style:parent-style-name="Standard">
      <loext:graphic-properties draw:fill="none"/>
      <style:paragraph-properties fo:margin-left="0in" fo:margin-right="0in" fo:text-indent="0in" style:auto-text-indent="false" fo:background-color="transparent"/>
      <style:text-properties officeooo:rsid="0023faa5" officeooo:paragraph-rsid="0023faa5"/>
    </style:style>
    <style:style style:name="P41" style:family="paragraph" style:parent-style-name="Standard">
      <loext:graphic-properties draw:fill="none"/>
      <style:paragraph-properties fo:margin-left="0in" fo:margin-right="0in" fo:text-indent="0in" style:auto-text-indent="false" fo:background-color="transparent"/>
      <style:text-properties officeooo:rsid="0023faa5" officeooo:paragraph-rsid="00249844"/>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0626in"/>
        </style:tab-stops>
      </style:paragraph-properties>
      <style:text-properties officeooo:rsid="001f5b0c" officeooo:paragraph-rsid="001f5b0c"/>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0626in"/>
        </style:tab-stops>
      </style:paragraph-properties>
      <style:text-properties officeooo:rsid="001f9ad1" officeooo:paragraph-rsid="001f9ad1"/>
    </style:style>
    <style:style style:name="P44" style:family="paragraph" style:parent-style-name="Standard">
      <loext:graphic-properties draw:fill="none"/>
      <style:paragraph-properties fo:margin-left="0in" fo:margin-right="0in" fo:text-indent="0in" style:auto-text-indent="false" fo:background-color="transparent"/>
      <style:text-properties officeooo:rsid="0028ef95" officeooo:paragraph-rsid="0028ef95"/>
    </style:style>
    <style:style style:name="P45" style:family="paragraph" style:parent-style-name="Standard">
      <loext:graphic-properties draw:fill="none"/>
      <style:paragraph-properties fo:margin-left="0in" fo:margin-right="0in" fo:text-indent="0in" style:auto-text-indent="false" fo:background-color="transparent"/>
      <style:text-properties officeooo:rsid="002c1897" officeooo:paragraph-rsid="004440d9"/>
    </style:style>
    <style:style style:name="P46" style:family="paragraph" style:parent-style-name="Standard">
      <loext:graphic-properties draw:fill="none"/>
      <style:paragraph-properties fo:margin-left="0in" fo:margin-right="0in" fo:text-indent="0in" style:auto-text-indent="false" fo:background-color="transparent"/>
      <style:text-properties officeooo:rsid="004440d9" officeooo:paragraph-rsid="004440d9"/>
    </style:style>
    <style:style style:name="P47" style:family="paragraph" style:parent-style-name="Standard">
      <loext:graphic-properties draw:fill="none"/>
      <style:paragraph-properties fo:margin-left="0in" fo:margin-right="0in" fo:text-indent="0in" style:auto-text-indent="false" fo:background-color="transparent"/>
      <style:text-properties fo:font-style="normal" officeooo:rsid="0046159b" officeooo:paragraph-rsid="0046159b" style:font-style-asian="normal" style:font-style-complex="normal"/>
    </style:style>
    <style:style style:name="P48" style:family="paragraph" style:parent-style-name="Standard">
      <loext:graphic-properties draw:fill="none"/>
      <style:paragraph-properties fo:margin-left="0in" fo:margin-right="0in" fo:text-indent="0in" style:auto-text-indent="false" fo:background-color="transparent"/>
      <style:text-properties fo:font-style="normal" officeooo:rsid="004aab05" officeooo:paragraph-rsid="004aab05" style:font-style-asian="normal" style:font-style-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fo:font-style="normal" officeooo:rsid="004f7ab2" officeooo:paragraph-rsid="004f7ab2" style:font-style-asian="normal" style:font-style-complex="normal"/>
    </style:style>
    <style:style style:name="P50" style:family="paragraph" style:parent-style-name="Standard">
      <loext:graphic-properties draw:fill="none"/>
      <style:paragraph-properties fo:margin-left="0in" fo:margin-right="0in" fo:text-indent="0in" style:auto-text-indent="false" fo:background-color="transparent"/>
      <style:text-properties fo:font-style="normal" officeooo:rsid="0042fbb3" officeooo:paragraph-rsid="004440d9" style:font-style-asian="normal" style:font-style-complex="normal"/>
    </style:style>
    <style:style style:name="P51" style:family="paragraph" style:parent-style-name="Standard">
      <loext:graphic-properties draw:fill="none"/>
      <style:paragraph-properties fo:margin-left="0in" fo:margin-right="0in" fo:text-indent="0in" style:auto-text-indent="false" fo:background-color="transparent"/>
      <style:text-properties fo:font-style="normal" officeooo:rsid="004440d9" officeooo:paragraph-rsid="004440d9" style:font-style-asian="normal" style:font-style-complex="normal"/>
    </style:style>
    <style:style style:name="P52" style:family="paragraph" style:parent-style-name="Standard">
      <loext:graphic-properties draw:fill="none"/>
      <style:paragraph-properties fo:margin-left="0in" fo:margin-right="0in" fo:text-indent="0in" style:auto-text-indent="false" fo:background-color="transparent"/>
      <style:text-properties fo:font-style="normal" officeooo:rsid="004e50b8" officeooo:paragraph-rsid="004e50b8" style:font-style-asian="normal" style:font-style-complex="normal"/>
    </style:style>
    <style:style style:name="P53" style:family="paragraph" style:parent-style-name="Standard">
      <loext:graphic-properties draw:fill="none"/>
      <style:paragraph-properties fo:margin-left="0in" fo:margin-right="0in" fo:text-indent="0in" style:auto-text-indent="false" fo:background-color="transparent"/>
      <style:text-properties fo:font-style="normal" officeooo:rsid="004fc428" officeooo:paragraph-rsid="004fc428" style:font-style-asian="normal" style:font-style-complex="normal"/>
    </style:style>
    <style:style style:name="P54" style:family="paragraph" style:parent-style-name="Standard">
      <loext:graphic-properties draw:fill="none"/>
      <style:paragraph-properties fo:margin-left="0in" fo:margin-right="0in" fo:text-indent="0in" style:auto-text-indent="false" fo:background-color="transparent"/>
      <style:text-properties fo:font-style="normal" officeooo:rsid="0050825e" officeooo:paragraph-rsid="0050825e" style:font-style-asian="normal" style:font-style-complex="normal"/>
    </style:style>
    <style:style style:name="P55" style:family="paragraph" style:parent-style-name="Standard">
      <loext:graphic-properties draw:fill="none"/>
      <style:paragraph-properties fo:margin-left="0in" fo:margin-right="0in" fo:text-indent="0in" style:auto-text-indent="false" fo:background-color="transparent"/>
      <style:text-properties fo:font-style="normal" officeooo:rsid="00519e06" officeooo:paragraph-rsid="00519e06" style:font-style-asian="normal" style:font-style-complex="normal"/>
    </style:style>
    <style:style style:name="P56" style:family="paragraph" style:parent-style-name="Standard">
      <loext:graphic-properties draw:fill="none"/>
      <style:paragraph-properties fo:margin-left="0in" fo:margin-right="0in" fo:text-indent="0in" style:auto-text-indent="false" fo:background-color="transparent"/>
      <style:text-properties fo:font-style="normal" officeooo:rsid="0056cc76" officeooo:paragraph-rsid="0056cc76" style:font-style-asian="normal" style:font-style-complex="normal"/>
    </style:style>
    <style:style style:name="P57" style:family="paragraph" style:parent-style-name="Standard">
      <loext:graphic-properties draw:fill="none"/>
      <style:paragraph-properties fo:margin-left="0in" fo:margin-right="0in" fo:text-indent="0in" style:auto-text-indent="false" fo:background-color="transparent"/>
      <style:text-properties fo:font-style="normal" officeooo:rsid="00599e53" officeooo:paragraph-rsid="00599e53" style:font-style-asian="normal" style:font-style-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fo:font-style="normal" officeooo:rsid="005ab911" officeooo:paragraph-rsid="005ab911" style:font-style-asian="normal" style:font-style-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fo:font-style="normal" officeooo:rsid="005e21ed" officeooo:paragraph-rsid="005c986c" style:font-style-asian="normal" style:font-style-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fo:font-style="italic" style:font-style-asian="italic" style:font-style-complex="italic"/>
    </style:style>
    <style:style style:name="P61" style:family="paragraph" style:parent-style-name="Standard">
      <loext:graphic-properties draw:fill="none"/>
      <style:paragraph-properties fo:margin-left="0in" fo:margin-right="0in" fo:text-indent="0in" style:auto-text-indent="false" fo:background-color="transparent"/>
      <style:text-properties fo:font-style="italic" officeooo:rsid="0028f091" officeooo:paragraph-rsid="0028ef95" style:font-style-asian="italic" style:font-style-complex="italic"/>
    </style:style>
    <style:style style:name="P62" style:family="paragraph" style:parent-style-name="Standard">
      <loext:graphic-properties draw:fill="none"/>
      <style:paragraph-properties fo:margin-left="0in" fo:margin-right="0in" fo:text-indent="0in" style:auto-text-indent="false" fo:background-color="transparent"/>
      <style:text-properties officeooo:rsid="005141dc" officeooo:paragraph-rsid="005141dc"/>
    </style:style>
    <style:style style:name="P63" style:family="paragraph" style:parent-style-name="Standard">
      <loext:graphic-properties draw:fill="none"/>
      <style:paragraph-properties fo:margin-left="0in" fo:margin-right="0in" fo:text-indent="0in" style:auto-text-indent="false" fo:background-color="transparent"/>
    </style:style>
    <style:style style:name="P64" style:family="paragraph" style:parent-style-name="Standard">
      <loext:graphic-properties draw:fill="none"/>
      <style:paragraph-properties fo:margin-left="0in" fo:margin-right="0in" fo:text-indent="0in" style:auto-text-indent="false" fo:background-color="transparent"/>
      <style:text-properties officeooo:rsid="0055790f" officeooo:paragraph-rsid="0055790f"/>
    </style:style>
    <style:style style:name="P65" style:family="paragraph" style:parent-style-name="Standard">
      <loext:graphic-properties draw:fill="none"/>
      <style:paragraph-properties fo:margin-left="0in" fo:margin-right="0in" fo:text-indent="0in" style:auto-text-indent="false" fo:background-color="transparent"/>
      <style:text-properties officeooo:paragraph-rsid="005757ce"/>
    </style:style>
    <style:style style:name="P66" style:family="paragraph" style:parent-style-name="Standard">
      <loext:graphic-properties draw:fill="none"/>
      <style:paragraph-properties fo:margin-left="0in" fo:margin-right="0in" fo:text-indent="0in" style:auto-text-indent="false" fo:background-color="transparent"/>
      <style:text-properties officeooo:rsid="0059b45e" officeooo:paragraph-rsid="0059b45e"/>
    </style:style>
    <style:style style:name="P67" style:family="paragraph" style:parent-style-name="Standard">
      <loext:graphic-properties draw:fill="none"/>
      <style:paragraph-properties fo:margin-left="0in" fo:margin-right="0in" fo:text-indent="0in" style:auto-text-indent="false" fo:background-color="transparent"/>
      <style:text-properties officeooo:rsid="005ab911" officeooo:paragraph-rsid="005ab911"/>
    </style:style>
    <style:style style:name="P68" style:family="paragraph" style:parent-style-name="Standard">
      <loext:graphic-properties draw:fill="none"/>
      <style:paragraph-properties fo:margin-left="0in" fo:margin-right="0in" fo:text-indent="0in" style:auto-text-indent="false" fo:background-color="transparent"/>
      <style:text-properties officeooo:rsid="005e21ed" officeooo:paragraph-rsid="005e21ed"/>
    </style:style>
    <style:style style:name="P69"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0626in"/>
        </style:tab-stops>
      </style:paragraph-properties>
      <style:text-properties officeooo:rsid="001f5b0c" officeooo:paragraph-rsid="0031248b"/>
    </style:style>
    <style:style style:name="P7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3faa5" officeooo:paragraph-rsid="0023faa5"/>
    </style:style>
    <style:style style:name="P7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8ef95" officeooo:paragraph-rsid="0028ef95"/>
    </style:style>
    <style:style style:name="P7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c1897" officeooo:paragraph-rsid="004440d9"/>
    </style:style>
    <style:style style:name="P7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46159b" officeooo:paragraph-rsid="0046159b" style:font-style-asian="normal" style:font-style-complex="normal"/>
    </style:style>
    <style:style style:name="P74"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4aab05" officeooo:paragraph-rsid="004aab05" style:font-style-asian="normal" style:font-style-complex="normal"/>
    </style:style>
    <style:style style:name="P7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47a653" officeooo:paragraph-rsid="0047a653"/>
    </style:style>
    <style:style style:name="P7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4b2d73" officeooo:paragraph-rsid="004b2d73"/>
    </style:style>
    <style:style style:name="P7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italic" officeooo:paragraph-rsid="004e50b8" style:font-style-asian="italic" style:font-style-complex="italic"/>
    </style:style>
    <style:style style:name="P78"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italic" officeooo:paragraph-rsid="004ec483" style:font-style-asian="italic" style:font-style-complex="italic"/>
    </style:style>
    <style:style style:name="P79"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italic" officeooo:paragraph-rsid="005f0b76" style:font-style-asian="italic" style:font-style-complex="italic"/>
    </style:style>
    <style:style style:name="P8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4fc428" officeooo:paragraph-rsid="004fc428"/>
    </style:style>
    <style:style style:name="P81"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8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56cc76"/>
    </style:style>
    <style:style style:name="P8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599e53" officeooo:paragraph-rsid="00599e53"/>
    </style:style>
    <style:style style:name="P8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5ab911"/>
    </style:style>
    <style:style style:name="P8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5c986c" officeooo:paragraph-rsid="005c986c"/>
    </style:style>
    <style:style style:name="P8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55790f" officeooo:paragraph-rsid="0055790f"/>
    </style:style>
    <style:style style:name="P87" style:family="paragraph" style:parent-style-name="Standard">
      <loext:graphic-properties draw:fill="none"/>
      <style:paragraph-properties fo:margin-left="0in" fo:margin-right="-0.1252in" fo:text-indent="0in" style:auto-text-indent="false" fo:background-color="transparent"/>
      <style:text-properties officeooo:rsid="0028ef95" officeooo:paragraph-rsid="0028ef95"/>
    </style:style>
    <style:style style:name="P88" style:family="paragraph" style:parent-style-name="Standard">
      <loext:graphic-properties draw:fill="none"/>
      <style:paragraph-properties fo:margin-left="0in" fo:margin-right="-0.1252in" fo:text-indent="0in" style:auto-text-indent="false" fo:background-color="transparent"/>
      <style:text-properties officeooo:paragraph-rsid="0028ef95"/>
    </style:style>
    <style:style style:name="P89" style:family="paragraph" style:parent-style-name="Standard">
      <loext:graphic-properties draw:fill="none"/>
      <style:paragraph-properties fo:margin-left="0in" fo:margin-right="-0.1252in" fo:text-indent="0in" style:auto-text-indent="false" fo:background-color="transparent"/>
      <style:text-properties officeooo:rsid="0029c1e5" officeooo:paragraph-rsid="0029c1e5"/>
    </style:style>
    <style:style style:name="P90"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285bf3" officeooo:paragraph-rsid="00285bf3"/>
    </style:style>
    <style:style style:name="P91"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28ef95"/>
    </style:style>
    <style:style style:name="P92"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29c1e5" officeooo:paragraph-rsid="0029c1e5"/>
    </style:style>
    <style:style style:name="P93" style:family="paragraph" style:parent-style-name="Standard" style:master-page-name="">
      <loext:graphic-properties draw:fill="none"/>
      <style:paragraph-properties fo:margin-left="0in" fo:margin-right="-0.1252in" fo:text-indent="0in" style:auto-text-indent="false" style:page-number="auto" fo:background-color="transparent"/>
    </style:style>
    <style:style style:name="P94"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2c1897" officeooo:paragraph-rsid="002c1897"/>
    </style:style>
    <style:style style:name="P95" style:family="paragraph" style:parent-style-name="Standard">
      <loext:graphic-properties draw:fill="none"/>
      <style:paragraph-properties fo:margin-left="0in" fo:margin-right="0.9366in" fo:text-indent="0in" style:auto-text-indent="false" fo:background-color="transparent"/>
      <style:text-properties fo:font-style="normal" officeooo:rsid="002a595e" officeooo:paragraph-rsid="002a595e" style:font-style-asian="normal" style:font-style-complex="normal"/>
    </style:style>
    <style:style style:name="P96" style:family="paragraph" style:parent-style-name="Standard">
      <loext:graphic-properties draw:fill="none"/>
      <style:paragraph-properties fo:margin-left="0in" fo:margin-right="0.9366in" fo:text-indent="0in" style:auto-text-indent="false" fo:background-color="transparent"/>
      <style:text-properties fo:font-style="normal" officeooo:rsid="004af909" officeooo:paragraph-rsid="004af909" style:font-style-asian="normal" style:font-style-complex="normal"/>
    </style:style>
    <style:style style:name="P97" style:family="paragraph" style:parent-style-name="Standard">
      <loext:graphic-properties draw:fill="none"/>
      <style:paragraph-properties fo:margin-left="0in" fo:margin-right="0.9366in" fo:text-indent="0in" style:auto-text-indent="false" fo:background-color="transparent"/>
      <style:text-properties fo:font-style="normal" style:font-style-asian="normal" style:font-style-complex="normal"/>
    </style:style>
    <style:style style:name="P98" style:family="paragraph" style:parent-style-name="Standard">
      <loext:graphic-properties draw:fill="none"/>
      <style:paragraph-properties fo:margin-left="0in" fo:margin-right="0.9366in" fo:text-indent="0in" style:auto-text-indent="false" fo:background-color="transparent"/>
      <style:text-properties fo:font-style="normal" officeooo:rsid="004c5aa1" officeooo:paragraph-rsid="004c5aa1" style:font-style-asian="normal" style:font-style-complex="normal"/>
    </style:style>
    <style:style style:name="P99" style:family="paragraph" style:parent-style-name="Standard">
      <loext:graphic-properties draw:fill="none"/>
      <style:paragraph-properties fo:margin-left="0in" fo:margin-right="0.9366in" fo:text-indent="0in" style:auto-text-indent="false" fo:background-color="transparent"/>
      <style:text-properties fo:font-style="normal" officeooo:rsid="004d094d" officeooo:paragraph-rsid="004d094d" style:font-style-asian="normal" style:font-style-complex="normal"/>
    </style:style>
    <style:style style:name="P100" style:family="paragraph" style:parent-style-name="Standard">
      <loext:graphic-properties draw:fill="none"/>
      <style:paragraph-properties fo:margin-left="0in" fo:margin-right="0.9366in" fo:text-indent="0in" style:auto-text-indent="false" fo:background-color="transparent"/>
      <style:text-properties fo:font-style="normal" officeooo:rsid="004fc428" officeooo:paragraph-rsid="004fc428" style:font-style-asian="normal" style:font-style-complex="normal"/>
    </style:style>
    <style:style style:name="P101" style:family="paragraph" style:parent-style-name="Standard">
      <loext:graphic-properties draw:fill="none"/>
      <style:paragraph-properties fo:margin-left="0in" fo:margin-right="0.9366in" fo:text-indent="0in" style:auto-text-indent="false" fo:background-color="transparent"/>
      <style:text-properties fo:font-style="normal" officeooo:rsid="005c986c" officeooo:paragraph-rsid="005c986c" style:font-style-asian="normal" style:font-style-complex="normal"/>
    </style:style>
    <style:style style:name="P102" style:family="paragraph" style:parent-style-name="Standard">
      <loext:graphic-properties draw:fill="none"/>
      <style:paragraph-properties fo:margin-left="0in" fo:margin-right="0.9366in" fo:text-indent="0in" style:auto-text-indent="false" fo:background-color="transparent"/>
      <style:text-properties fo:font-style="normal" officeooo:rsid="006a8565" officeooo:paragraph-rsid="006a8565" style:font-style-asian="normal" style:font-style-complex="normal"/>
    </style:style>
    <style:style style:name="P103" style:family="paragraph" style:parent-style-name="Standard">
      <loext:graphic-properties draw:fill="none"/>
      <style:paragraph-properties fo:margin-left="0in" fo:margin-right="0.9366in" fo:text-indent="0in" style:auto-text-indent="false" fo:background-color="transparent"/>
      <style:text-properties fo:font-style="italic" style:font-style-asian="italic" style:font-style-complex="italic"/>
    </style:style>
    <style:style style:name="P104" style:family="paragraph" style:parent-style-name="Standard">
      <loext:graphic-properties draw:fill="none"/>
      <style:paragraph-properties fo:margin-left="0in" fo:margin-right="0.9366in" fo:text-indent="0in" style:auto-text-indent="false" fo:background-color="transparent"/>
      <style:text-properties fo:font-style="italic" officeooo:paragraph-rsid="00285bf3" style:font-style-asian="italic" style:font-style-complex="italic"/>
    </style:style>
    <style:style style:name="P105" style:family="paragraph" style:parent-style-name="Standard">
      <loext:graphic-properties draw:fill="none"/>
      <style:paragraph-properties fo:margin-left="0in" fo:margin-right="0.9366in" fo:text-indent="0in" style:auto-text-indent="false" fo:background-color="transparent"/>
      <style:text-properties fo:font-style="italic" officeooo:rsid="002c1897" officeooo:paragraph-rsid="002c1897" style:font-style-asian="italic" style:font-style-complex="italic"/>
    </style:style>
    <style:style style:name="P106" style:family="paragraph" style:parent-style-name="Standard">
      <loext:graphic-properties draw:fill="none"/>
      <style:paragraph-properties fo:margin-left="0in" fo:margin-right="0.9366in" fo:text-indent="0in" style:auto-text-indent="false" fo:background-color="transparent"/>
      <style:text-properties fo:font-style="italic" officeooo:rsid="0048ae58" officeooo:paragraph-rsid="0048ae58" style:font-style-asian="italic" style:font-style-complex="italic"/>
    </style:style>
    <style:style style:name="P107" style:family="paragraph" style:parent-style-name="Standard">
      <loext:graphic-properties draw:fill="none"/>
      <style:paragraph-properties fo:margin-left="0in" fo:margin-right="0.9366in" fo:text-indent="0in" style:auto-text-indent="false" fo:background-color="transparent"/>
      <style:text-properties fo:font-style="italic" officeooo:rsid="0047a653" officeooo:paragraph-rsid="0047a653" style:font-style-asian="italic" style:font-style-complex="italic"/>
    </style:style>
    <style:style style:name="P108" style:family="paragraph" style:parent-style-name="Standard">
      <loext:graphic-properties draw:fill="none"/>
      <style:paragraph-properties fo:margin-left="0in" fo:margin-right="0.9366in" fo:text-indent="0in" style:auto-text-indent="false" fo:background-color="transparent"/>
      <style:text-properties fo:font-style="italic" officeooo:rsid="004af909" officeooo:paragraph-rsid="004af909" style:font-style-asian="italic" style:font-style-complex="italic"/>
    </style:style>
    <style:style style:name="P109" style:family="paragraph" style:parent-style-name="Standard">
      <loext:graphic-properties draw:fill="none"/>
      <style:paragraph-properties fo:margin-left="0in" fo:margin-right="0.9366in" fo:text-indent="0in" style:auto-text-indent="false" fo:background-color="transparent"/>
      <style:text-properties fo:font-style="italic" officeooo:rsid="004d094d" officeooo:paragraph-rsid="004d094d" style:font-style-asian="italic" style:font-style-complex="italic"/>
    </style:style>
    <style:style style:name="P110" style:family="paragraph" style:parent-style-name="Standard">
      <loext:graphic-properties draw:fill="none"/>
      <style:paragraph-properties fo:margin-left="0in" fo:margin-right="0.9366in" fo:text-indent="0in" style:auto-text-indent="false" fo:background-color="transparent"/>
    </style:style>
    <style:style style:name="P111" style:family="paragraph" style:parent-style-name="Standard">
      <loext:graphic-properties draw:fill="none"/>
      <style:paragraph-properties fo:margin-left="0in" fo:margin-right="0.9366in" fo:text-indent="0in" style:auto-text-indent="false" fo:background-color="transparent"/>
      <style:text-properties officeooo:rsid="00285bf3" officeooo:paragraph-rsid="00285bf3"/>
    </style:style>
    <style:style style:name="P112" style:family="paragraph" style:parent-style-name="Standard">
      <loext:graphic-properties draw:fill="none"/>
      <style:paragraph-properties fo:margin-left="0in" fo:margin-right="0.9366in" fo:text-indent="0in" style:auto-text-indent="false" fo:background-color="transparent"/>
      <style:text-properties officeooo:rsid="0028ef95" officeooo:paragraph-rsid="0028ef95"/>
    </style:style>
    <style:style style:name="P113" style:family="paragraph" style:parent-style-name="Standard">
      <loext:graphic-properties draw:fill="none"/>
      <style:paragraph-properties fo:margin-left="0in" fo:margin-right="0.9366in" fo:text-indent="0in" style:auto-text-indent="false" fo:background-color="transparent"/>
      <style:text-properties officeooo:rsid="0029d06f" officeooo:paragraph-rsid="0029d06f"/>
    </style:style>
    <style:style style:name="P114" style:family="paragraph" style:parent-style-name="Standard">
      <loext:graphic-properties draw:fill="none"/>
      <style:paragraph-properties fo:margin-left="0in" fo:margin-right="0.9366in" fo:text-indent="0in" style:auto-text-indent="false" fo:background-color="transparent"/>
      <style:text-properties officeooo:rsid="002a595e" officeooo:paragraph-rsid="002a595e"/>
    </style:style>
    <style:style style:name="P115" style:family="paragraph" style:parent-style-name="Standard">
      <loext:graphic-properties draw:fill="none"/>
      <style:paragraph-properties fo:margin-left="0in" fo:margin-right="0.9366in" fo:text-indent="0in" style:auto-text-indent="false" fo:background-color="transparent"/>
      <style:text-properties officeooo:rsid="002c1897" officeooo:paragraph-rsid="002c1897"/>
    </style:style>
    <style:style style:name="P116" style:family="paragraph" style:parent-style-name="Standard">
      <loext:graphic-properties draw:fill="none"/>
      <style:paragraph-properties fo:margin-left="0in" fo:margin-right="0.9366in" fo:text-indent="0in" style:auto-text-indent="false" fo:background-color="transparent"/>
      <style:text-properties officeooo:rsid="0048ae58" officeooo:paragraph-rsid="0048ae58"/>
    </style:style>
    <style:style style:name="P117" style:family="paragraph" style:parent-style-name="Standard">
      <loext:graphic-properties draw:fill="none"/>
      <style:paragraph-properties fo:margin-left="0in" fo:margin-right="0.9366in" fo:text-indent="0in" style:auto-text-indent="false" fo:background-color="transparent"/>
      <style:text-properties officeooo:rsid="004af909" officeooo:paragraph-rsid="004af909"/>
    </style:style>
    <style:style style:name="P118" style:family="paragraph" style:parent-style-name="Standard">
      <loext:graphic-properties draw:fill="none"/>
      <style:paragraph-properties fo:margin-left="0in" fo:margin-right="0.9366in" fo:text-indent="0in" style:auto-text-indent="false" fo:background-color="transparent"/>
      <style:text-properties officeooo:rsid="004b2d73" officeooo:paragraph-rsid="004b2d73"/>
    </style:style>
    <style:style style:name="P119" style:family="paragraph" style:parent-style-name="Standard">
      <loext:graphic-properties draw:fill="none"/>
      <style:paragraph-properties fo:margin-left="0in" fo:margin-right="0.9366in" fo:text-indent="0in" style:auto-text-indent="false" fo:background-color="transparent"/>
      <style:text-properties officeooo:rsid="004b2d73" officeooo:paragraph-rsid="004c5aa1"/>
    </style:style>
    <style:style style:name="P120" style:family="paragraph" style:parent-style-name="Standard">
      <loext:graphic-properties draw:fill="none"/>
      <style:paragraph-properties fo:margin-left="0in" fo:margin-right="0.9366in" fo:text-indent="0in" style:auto-text-indent="false" fo:background-color="transparent"/>
      <style:text-properties officeooo:rsid="004d094d" officeooo:paragraph-rsid="004d094d"/>
    </style:style>
    <style:style style:name="P121" style:family="paragraph" style:parent-style-name="Standard">
      <loext:graphic-properties draw:fill="none"/>
      <style:paragraph-properties fo:margin-left="0in" fo:margin-right="0.9366in" fo:text-indent="0in" style:auto-text-indent="false" fo:background-color="transparent"/>
      <style:text-properties officeooo:rsid="004e50b8" officeooo:paragraph-rsid="004e50b8"/>
    </style:style>
    <style:style style:name="P122" style:family="paragraph" style:parent-style-name="Standard">
      <loext:graphic-properties draw:fill="none"/>
      <style:paragraph-properties fo:margin-left="0in" fo:margin-right="0.9366in" fo:text-indent="0in" style:auto-text-indent="false" fo:background-color="transparent"/>
      <style:text-properties officeooo:rsid="004fc428" officeooo:paragraph-rsid="004fc428"/>
    </style:style>
    <style:style style:name="P123" style:family="paragraph" style:parent-style-name="Standard">
      <loext:graphic-properties draw:fill="none"/>
      <style:paragraph-properties fo:margin-left="0in" fo:margin-right="0.9366in" fo:text-indent="0in" style:auto-text-indent="false" fo:background-color="transparent"/>
      <style:text-properties officeooo:rsid="0055790f" officeooo:paragraph-rsid="0055790f"/>
    </style:style>
    <style:style style:name="P124" style:family="paragraph" style:parent-style-name="Standard">
      <loext:graphic-properties draw:fill="none"/>
      <style:paragraph-properties fo:margin-left="0in" fo:margin-right="0.9366in" fo:text-indent="0in" style:auto-text-indent="false" fo:background-color="transparent"/>
      <style:text-properties officeooo:rsid="0056cc76" officeooo:paragraph-rsid="0056cc76"/>
    </style:style>
    <style:style style:name="P125" style:family="paragraph" style:parent-style-name="Standard" style:master-page-name="">
      <loext:graphic-properties draw:fill="none"/>
      <style:paragraph-properties fo:margin-left="0.5in" fo:margin-right="0.9366in" fo:text-indent="0in" style:auto-text-indent="false" style:page-number="auto" fo:background-color="transparent">
        <style:tab-stops>
          <style:tab-stop style:position="0in"/>
        </style:tab-stops>
      </style:paragraph-properties>
      <style:text-properties fo:font-style="italic" fo:font-weight="normal" style:font-style-asian="italic" style:font-weight-asian="normal" style:font-style-complex="italic" style:font-weight-complex="normal"/>
    </style:style>
    <style:style style:name="P126"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fo:font-style="italic" officeooo:paragraph-rsid="00324436" style:font-style-asian="italic" style:font-style-complex="italic"/>
    </style:style>
    <style:style style:name="P127" style:family="paragraph" style:parent-style-name="Standard">
      <loext:graphic-properties draw:fill="none"/>
      <style:paragraph-properties fo:margin-left="0.5in" fo:margin-right="0.9366in" fo:text-indent="0in" style:auto-text-indent="false" fo:background-color="transparent"/>
      <style:text-properties officeooo:paragraph-rsid="00324436"/>
    </style:style>
    <style:style style:name="P128"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1f9ad1" style:font-style-asian="italic" style:font-style-complex="italic"/>
    </style:style>
    <style:style style:name="P129" style:family="paragraph" style:parent-style-name="Standard">
      <loext:graphic-properties draw:fill="none"/>
      <style:paragraph-properties fo:margin-left="0.5in" fo:margin-right="0.9366in" fo:text-indent="0in" style:auto-text-indent="false" fo:background-color="transparent"/>
      <style:text-properties fo:font-style="italic" style:font-style-asian="italic" style:font-style-complex="italic"/>
    </style:style>
    <style:style style:name="P130"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285bf3" style:font-style-asian="italic" style:font-style-complex="italic"/>
    </style:style>
    <style:style style:name="P131"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4af909" style:font-style-asian="italic" style:font-style-complex="italic"/>
    </style:style>
    <style:style style:name="P132"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5eb4b2" style:font-style-asian="italic" style:font-style-complex="italic"/>
    </style:style>
    <style:style style:name="P133"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6a8565" style:font-style-asian="italic" style:font-style-complex="italic"/>
    </style:style>
    <style:style style:name="P134" style:family="paragraph" style:parent-style-name="Standard">
      <loext:graphic-properties draw:fill="none"/>
      <style:paragraph-properties fo:margin-left="0.5in" fo:margin-right="0.9366in" fo:text-indent="0in" style:auto-text-indent="false" fo:background-color="transparent"/>
      <style:text-properties fo:font-style="italic" officeooo:rsid="006a8565" officeooo:paragraph-rsid="006a8565" style:font-style-asian="italic" style:font-style-complex="italic"/>
    </style:style>
    <style:style style:name="P135" style:family="paragraph" style:parent-style-name="Standard">
      <loext:graphic-properties draw:fill="none"/>
      <style:paragraph-properties fo:margin-left="0.5in" fo:margin-right="0.9366in" fo:text-indent="0in" style:auto-text-indent="false" fo:background-color="transparent"/>
    </style:style>
    <style:style style:name="P136" style:family="paragraph" style:parent-style-name="Standard">
      <loext:graphic-properties draw:fill="none"/>
      <style:paragraph-properties fo:margin-left="0.5in" fo:margin-right="0.9366in" fo:text-indent="0in" style:auto-text-indent="false" fo:background-color="transparent">
        <style:tab-stops>
          <style:tab-stop style:position="0in"/>
        </style:tab-stops>
      </style:paragraph-properties>
    </style:style>
    <style:style style:name="P137" style:family="paragraph" style:parent-style-name="Standard">
      <loext:graphic-properties draw:fill="none"/>
      <style:paragraph-properties fo:margin-left="0.5in" fo:margin-right="0.9366in" fo:text-indent="0in" style:auto-text-indent="false" fo:background-color="transparent"/>
      <style:text-properties officeooo:paragraph-rsid="001f9ad1"/>
    </style:style>
    <style:style style:name="P138" style:family="paragraph" style:parent-style-name="Standard">
      <loext:graphic-properties draw:fill="none"/>
      <style:paragraph-properties fo:margin-left="0.5in" fo:margin-right="0.9366in" fo:text-indent="0in" style:auto-text-indent="false" fo:background-color="transparent"/>
      <style:text-properties officeooo:paragraph-rsid="005eb4b2"/>
    </style:style>
    <style:style style:name="P139"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9d06f" officeooo:paragraph-rsid="0029d06f"/>
    </style:style>
    <style:style style:name="P140"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4a9677" officeooo:paragraph-rsid="004a9677"/>
    </style:style>
    <style:style style:name="P141"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5757ce" officeooo:paragraph-rsid="005757ce"/>
    </style:style>
    <style:style style:name="P142"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c1897" officeooo:paragraph-rsid="004145a2"/>
    </style:style>
    <style:style style:name="P143"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paragraph-rsid="005eb4b2"/>
    </style:style>
    <style:style style:name="P144"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5eb4b2" officeooo:paragraph-rsid="005f0b76"/>
    </style:style>
    <style:style style:name="P145" style:family="paragraph" style:parent-style-name="Standard">
      <loext:graphic-properties draw:fill="none"/>
      <style:paragraph-properties fo:margin-left="0in" fo:margin-right="0.0618in" fo:text-indent="0in" style:auto-text-indent="false" fo:background-color="transparent"/>
      <style:text-properties fo:font-style="normal" officeooo:rsid="004a9677" officeooo:paragraph-rsid="004a9677" style:font-style-asian="normal" style:font-style-complex="normal"/>
    </style:style>
    <style:style style:name="P146" style:family="paragraph" style:parent-style-name="Standard">
      <loext:graphic-properties draw:fill="none"/>
      <style:paragraph-properties fo:margin-left="0in" fo:margin-right="0.0618in" fo:text-indent="0in" style:auto-text-indent="false" fo:background-color="transparent"/>
      <style:text-properties fo:font-style="normal" officeooo:rsid="004aab05" officeooo:paragraph-rsid="004aab05" style:font-style-asian="normal" style:font-style-complex="normal"/>
    </style:style>
    <style:style style:name="P147" style:family="paragraph" style:parent-style-name="Standard">
      <loext:graphic-properties draw:fill="none"/>
      <style:paragraph-properties fo:margin-left="0in" fo:margin-right="0.0618in" fo:text-indent="0in" style:auto-text-indent="false" fo:background-color="transparent"/>
      <style:text-properties fo:font-style="normal" officeooo:rsid="005757ce" officeooo:paragraph-rsid="005757ce" style:font-style-asian="normal" style:font-style-complex="normal"/>
    </style:style>
    <style:style style:name="P148" style:family="paragraph" style:parent-style-name="Standard">
      <loext:graphic-properties draw:fill="none"/>
      <style:paragraph-properties fo:margin-left="0in" fo:margin-right="0.0618in" fo:text-indent="0in" style:auto-text-indent="false" fo:background-color="transparent"/>
      <style:text-properties fo:font-style="italic" officeooo:rsid="004aab05" officeooo:paragraph-rsid="004aab05" style:font-style-asian="italic" style:font-style-complex="italic"/>
    </style:style>
    <style:style style:name="P149" style:family="paragraph" style:parent-style-name="Standard">
      <loext:graphic-properties draw:fill="none"/>
      <style:paragraph-properties fo:margin-left="0in" fo:margin-right="0.0618in" fo:text-indent="0in" style:auto-text-indent="false" fo:background-color="transparent"/>
      <style:text-properties officeooo:rsid="005757ce" officeooo:paragraph-rsid="005757ce"/>
    </style:style>
    <style:style style:name="P150" style:family="paragraph" style:parent-style-name="Standard">
      <loext:graphic-properties draw:fill="none"/>
      <style:paragraph-properties fo:margin-left="0in" fo:margin-right="0.0618in" fo:text-indent="0in" style:auto-text-indent="false" fo:background-color="transparent"/>
      <style:text-properties officeooo:rsid="00599e53" officeooo:paragraph-rsid="00599e53"/>
    </style:style>
    <style:style style:name="P151" style:family="paragraph" style:parent-style-name="Standard">
      <loext:graphic-properties draw:fill="none"/>
      <style:paragraph-properties fo:margin-left="0in" fo:margin-right="0.0618in" fo:text-indent="0in" style:auto-text-indent="false" fo:background-color="transparent"/>
      <style:text-properties officeooo:paragraph-rsid="005eb4b2"/>
    </style:style>
    <style:style style:name="P152" style:family="paragraph" style:parent-style-name="Standard">
      <loext:graphic-properties draw:fill="none"/>
      <style:paragraph-properties fo:margin-left="0in" fo:margin-right="0.0618in" fo:text-indent="0in" style:auto-text-indent="false" fo:background-color="transparent"/>
      <style:text-properties officeooo:rsid="005eb4b2" officeooo:paragraph-rsid="005eb4b2"/>
    </style:style>
    <style:style style:name="P153" style:family="paragraph" style:parent-style-name="Standard">
      <loext:graphic-properties draw:fill="none"/>
      <style:paragraph-properties fo:margin-left="0in" fo:margin-right="0.0618in" fo:text-indent="0in" style:auto-text-indent="false" fo:background-color="transparent"/>
    </style:style>
    <style:style style:name="P154"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4af909" officeooo:paragraph-rsid="004af909"/>
    </style:style>
    <style:style style:name="P155" style:family="paragraph" style:parent-style-name="Standard">
      <loext:graphic-properties draw:fill="none"/>
      <style:paragraph-properties fo:margin-left="0in" fo:margin-right="0.1252in" fo:text-indent="0in" style:auto-text-indent="false" fo:background-color="transparent"/>
    </style:style>
    <style:style style:name="P156" style:family="paragraph" style:parent-style-name="Standard">
      <loext:graphic-properties draw:fill="none"/>
      <style:paragraph-properties fo:margin-left="0in" fo:margin-right="-0.0618in" fo:text-indent="0in" style:auto-text-indent="false" fo:background-color="transparent"/>
      <style:text-properties fo:font-style="normal" officeooo:rsid="006c9727" officeooo:paragraph-rsid="006e425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f9ad1" style:font-style-asian="italic" style:font-style-complex="italic"/>
    </style:style>
    <style:style style:name="T3" style:family="text">
      <style:text-properties fo:font-style="italic" officeooo:rsid="0031248b" style:font-style-asian="italic" style:font-style-complex="italic"/>
    </style:style>
    <style:style style:name="T4" style:family="text">
      <style:text-properties fo:font-style="italic" officeooo:rsid="0020513b" style:font-style-asian="italic" style:font-style-complex="italic"/>
    </style:style>
    <style:style style:name="T5" style:family="text">
      <style:text-properties fo:font-style="italic" officeooo:rsid="003c9622" style:font-style-asian="italic" style:font-style-complex="italic"/>
    </style:style>
    <style:style style:name="T6" style:family="text">
      <style:text-properties fo:font-style="italic" officeooo:rsid="004145a2" style:font-style-asian="italic" style:font-style-complex="italic"/>
    </style:style>
    <style:style style:name="T7" style:family="text">
      <style:text-properties fo:font-style="italic" officeooo:rsid="0042fbb3" style:font-style-asian="italic" style:font-style-complex="italic"/>
    </style:style>
    <style:style style:name="T8" style:family="text">
      <style:text-properties fo:font-style="italic" officeooo:rsid="0046159b" style:font-style-asian="italic" style:font-style-complex="italic"/>
    </style:style>
    <style:style style:name="T9" style:family="text">
      <style:text-properties fo:font-style="italic" officeooo:rsid="0046b2ba" style:font-style-asian="italic" style:font-style-complex="italic"/>
    </style:style>
    <style:style style:name="T10" style:family="text">
      <style:text-properties fo:font-style="italic" officeooo:rsid="004c5aa1" style:font-style-asian="italic" style:font-style-complex="italic"/>
    </style:style>
    <style:style style:name="T11" style:family="text">
      <style:text-properties fo:font-style="italic" officeooo:rsid="0028f091" style:font-style-asian="italic" style:font-style-complex="italic"/>
    </style:style>
    <style:style style:name="T12" style:family="text">
      <style:text-properties fo:font-style="italic" officeooo:rsid="0056cc76" style:font-style-asian="italic" style:font-style-complex="italic"/>
    </style:style>
    <style:style style:name="T13" style:family="text">
      <style:text-properties fo:font-style="italic" officeooo:rsid="005757ce" style:font-style-asian="italic" style:font-style-complex="italic"/>
    </style:style>
    <style:style style:name="T14" style:family="text">
      <style:text-properties fo:font-style="italic" officeooo:rsid="005ab911" style:font-style-asian="italic" style:font-style-complex="italic"/>
    </style:style>
    <style:style style:name="T15" style:family="text">
      <style:text-properties fo:font-style="italic" officeooo:rsid="005b6d01" style:font-style-asian="italic" style:font-style-complex="italic"/>
    </style:style>
    <style:style style:name="T16" style:family="text">
      <style:text-properties fo:font-style="italic" officeooo:rsid="005e21ed" style:font-style-asian="italic" style:font-style-complex="italic"/>
    </style:style>
    <style:style style:name="T17" style:family="text">
      <style:text-properties fo:font-style="italic" officeooo:rsid="005f0b76" style:font-style-asian="italic" style:font-style-complex="italic"/>
    </style:style>
    <style:style style:name="T18" style:family="text">
      <style:text-properties style:text-position="super 58%"/>
    </style:style>
    <style:style style:name="T19" style:family="text">
      <style:text-properties style:text-position="super 58%" officeooo:rsid="004145a2"/>
    </style:style>
    <style:style style:name="T20" style:family="text">
      <style:text-properties officeooo:rsid="001f9ad1"/>
    </style:style>
    <style:style style:name="T21" style:family="text">
      <style:text-properties fo:font-style="normal" style:font-style-asian="normal" style:font-style-complex="normal"/>
    </style:style>
    <style:style style:name="T22" style:family="text">
      <style:text-properties fo:font-style="normal" officeooo:rsid="001f9ad1" style:font-style-asian="normal" style:font-style-complex="normal"/>
    </style:style>
    <style:style style:name="T23" style:family="text">
      <style:text-properties fo:font-style="normal" officeooo:rsid="0020513b" style:font-style-asian="normal" style:font-style-complex="normal"/>
    </style:style>
    <style:style style:name="T24" style:family="text">
      <style:text-properties fo:font-style="normal" officeooo:rsid="00355740" style:font-style-asian="normal" style:font-style-complex="normal"/>
    </style:style>
    <style:style style:name="T25" style:family="text">
      <style:text-properties fo:font-style="normal" officeooo:rsid="003c9622" style:font-style-asian="normal" style:font-style-complex="normal"/>
    </style:style>
    <style:style style:name="T26" style:family="text">
      <style:text-properties fo:font-style="normal" officeooo:rsid="004145a2" style:font-style-asian="normal" style:font-style-complex="normal"/>
    </style:style>
    <style:style style:name="T27" style:family="text">
      <style:text-properties fo:font-style="normal" officeooo:rsid="0042fbb3" style:font-style-asian="normal" style:font-style-complex="normal"/>
    </style:style>
    <style:style style:name="T28" style:family="text">
      <style:text-properties fo:font-style="normal" officeooo:rsid="004440d9" style:font-style-asian="normal" style:font-style-complex="normal"/>
    </style:style>
    <style:style style:name="T29" style:family="text">
      <style:text-properties fo:font-style="normal" officeooo:rsid="0046159b" style:font-style-asian="normal" style:font-style-complex="normal"/>
    </style:style>
    <style:style style:name="T30" style:family="text">
      <style:text-properties fo:font-style="normal" officeooo:rsid="004c5aa1" style:font-style-asian="normal" style:font-style-complex="normal"/>
    </style:style>
    <style:style style:name="T31" style:family="text">
      <style:text-properties fo:font-style="normal" officeooo:rsid="004e50b8" style:font-style-asian="normal" style:font-style-complex="normal"/>
    </style:style>
    <style:style style:name="T32" style:family="text">
      <style:text-properties fo:font-style="normal" officeooo:rsid="004ec483" style:font-style-asian="normal" style:font-style-complex="normal"/>
    </style:style>
    <style:style style:name="T33" style:family="text">
      <style:text-properties fo:font-style="normal" officeooo:rsid="005482e2" style:font-style-asian="normal" style:font-style-complex="normal"/>
    </style:style>
    <style:style style:name="T34" style:family="text">
      <style:text-properties fo:font-style="normal" officeooo:rsid="0056cc76" style:font-style-asian="normal" style:font-style-complex="normal"/>
    </style:style>
    <style:style style:name="T35" style:family="text">
      <style:text-properties fo:font-style="normal" officeooo:rsid="005757ce" style:font-style-asian="normal" style:font-style-complex="normal"/>
    </style:style>
    <style:style style:name="T36" style:family="text">
      <style:text-properties fo:font-style="normal" officeooo:rsid="005ab911" style:font-style-asian="normal" style:font-style-complex="normal"/>
    </style:style>
    <style:style style:name="T37" style:family="text">
      <style:text-properties fo:font-style="normal" officeooo:rsid="005b6d01" style:font-style-asian="normal" style:font-style-complex="normal"/>
    </style:style>
    <style:style style:name="T38" style:family="text">
      <style:text-properties fo:font-style="normal" officeooo:rsid="005e21ed" style:font-style-asian="normal" style:font-style-complex="normal"/>
    </style:style>
    <style:style style:name="T39" style:family="text">
      <style:text-properties fo:font-style="normal" officeooo:rsid="005f0b76" style:font-style-asian="normal" style:font-style-complex="normal"/>
    </style:style>
    <style:style style:name="T40" style:family="text">
      <style:text-properties fo:font-style="normal" officeooo:rsid="0065c627" style:font-style-asian="normal" style:font-style-complex="normal"/>
    </style:style>
    <style:style style:name="T41" style:family="text">
      <style:text-properties fo:font-style="normal" officeooo:rsid="00668ed8" style:font-style-asian="normal" style:font-style-complex="normal"/>
    </style:style>
    <style:style style:name="T42" style:family="text">
      <style:text-properties fo:font-style="normal" officeooo:rsid="0067f349" style:font-style-asian="normal" style:font-style-complex="normal"/>
    </style:style>
    <style:style style:name="T43" style:family="text">
      <style:text-properties officeooo:rsid="00249844"/>
    </style:style>
    <style:style style:name="T44" style:family="text">
      <style:text-properties officeooo:rsid="0028ef95"/>
    </style:style>
    <style:style style:name="T45" style:family="text">
      <style:text-properties officeooo:rsid="0028f091"/>
    </style:style>
    <style:style style:name="T46" style:family="text">
      <style:text-properties officeooo:rsid="002a595e"/>
    </style:style>
    <style:style style:name="T47" style:family="text">
      <style:text-properties officeooo:rsid="002e0740"/>
    </style:style>
    <style:style style:name="T48" style:family="text">
      <style:text-properties officeooo:rsid="002f2c26"/>
    </style:style>
    <style:style style:name="T49" style:family="text">
      <style:text-properties officeooo:rsid="0031248b"/>
    </style:style>
    <style:style style:name="T50" style:family="text">
      <style:text-properties officeooo:rsid="00331185"/>
    </style:style>
    <style:style style:name="T51" style:family="text">
      <style:text-properties officeooo:rsid="0033aaf0"/>
    </style:style>
    <style:style style:name="T52" style:family="text">
      <style:text-properties officeooo:rsid="00382e63"/>
    </style:style>
    <style:style style:name="T53" style:family="text">
      <style:text-properties officeooo:rsid="00392b74"/>
    </style:style>
    <style:style style:name="T54" style:family="text">
      <style:text-properties officeooo:rsid="003afbdc"/>
    </style:style>
    <style:style style:name="T55" style:family="text">
      <style:text-properties officeooo:rsid="003c9622"/>
    </style:style>
    <style:style style:name="T56" style:family="text">
      <style:text-properties officeooo:rsid="003fadce"/>
    </style:style>
    <style:style style:name="T57" style:family="text">
      <style:text-properties officeooo:rsid="004145a2"/>
    </style:style>
    <style:style style:name="T58" style:family="text">
      <style:text-properties officeooo:rsid="0046b2ba"/>
    </style:style>
    <style:style style:name="T59" style:family="text">
      <style:text-properties officeooo:rsid="0046c062"/>
    </style:style>
    <style:style style:name="T60" style:family="text">
      <style:text-properties officeooo:rsid="004c5aa1"/>
    </style:style>
    <style:style style:name="T61" style:family="text">
      <style:text-properties officeooo:rsid="004e50b8"/>
    </style:style>
    <style:style style:name="T62" style:family="text">
      <style:text-properties officeooo:rsid="004ec483"/>
    </style:style>
    <style:style style:name="T63" style:family="text">
      <style:text-properties officeooo:rsid="0055790f"/>
    </style:style>
    <style:style style:name="T64" style:family="text">
      <style:text-properties officeooo:rsid="0055cc25"/>
    </style:style>
    <style:style style:name="T65" style:family="text">
      <style:text-properties officeooo:rsid="0056cc76"/>
    </style:style>
    <style:style style:name="T66" style:family="text">
      <style:text-properties officeooo:rsid="005ab911"/>
    </style:style>
    <style:style style:name="T67" style:family="text">
      <style:text-properties officeooo:rsid="005e21ed"/>
    </style:style>
    <style:style style:name="T68" style:family="text">
      <style:text-properties officeooo:rsid="005eb4b2"/>
    </style:style>
    <style:style style:name="T69" style:family="text">
      <style:text-properties officeooo:rsid="005f0b76"/>
    </style:style>
    <style:style style:name="T70" style:family="text">
      <style:text-properties officeooo:rsid="0061c8d2"/>
    </style:style>
    <style:style style:name="T71" style:family="text">
      <style:text-properties officeooo:rsid="00626120"/>
    </style:style>
    <style:style style:name="T72" style:family="text">
      <style:text-properties officeooo:rsid="0063d4df"/>
    </style:style>
    <style:style style:name="T73" style:family="text">
      <style:text-properties officeooo:rsid="006b06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r a moment, I would just like to share a Shlomo torah with you, but in a different way. Usually we just repeat his torahs. That is very good. Sometimes we try to reformulate them. That is also very good.</text:p>
      <text:p text:style-name="P4"/>
      <text:p text:style-name="P4">If we are trying to reformulate them – we should take a look at what he is doing. I believe Reb Shlomo was quite probably the best communicator I have ever met. What he said – he meant. He chose a topic, and he spoke about only that topic. He never went off on tangents. He never tossed in an extra laugh. He could have, but he didn’t. I don’t think he ever wrote down what he said, and he never spoke from notes, but he never veered from topic. Let’s go through this torah on <text:span text:style-name="T1">Pesach</text:span> <text:span text:style-name="T1">Sheni</text:span>. It’s a brilliant example.</text:p>
      <text:p text:style-name="P4"/>
      <text:p text:style-name="P5"><text:span text:style-name="T48">I believe he <text:s/>(also) said this torah at Brenda’s house in Newton. It could be that he said pieces at different times, but I seem to remember him saying some of it</text:span>! Let’s take a look.</text:p>
      <text:p text:style-name="P4"/>
      <text:p text:style-name="P4">Just as a cautionary note – if I sound like I am in any way denigrating Reb Shlomo ztz”l, please forgive me! Please know – I could be his biggest fan! And I humbly say that in front of all my teachers who knew him 10 times as long as I did. </text:p>
      <text:p text:style-name="P4"/>
      <text:p text:style-name="P6">Remember – he came in late, he hugged most everyone there, and then he sang niggunim for a while. You always have to ask the question – listening to a speaker or reading an author - “What are they doing?” Convincing me to buy Amway is different tha<text:span text:style-name="T70">n</text:span> telling me your problems. You are doing different things. <text:span text:style-name="T71">A good speaker is aware of the difference.</text:span></text:p>
      <text:p text:style-name="P6"/>
      <text:p text:style-name="P6">If Reb Shlomo wanted to teach Shulchan Aruch – he would not have <text:span text:style-name="T72">spoken like this</text:span>. I don’t know what he would have done – but I don’t think this kind of class is conducive to helping people <text:span text:style-name="T72">get </text:span>a solid intellectual grasp of specific halachos. In a general sense, he was of course teaching Judaism, but the question in the back of my mind is going to be “What is he doing”. And I want to invite you not do guess an answer too quickly… <text:span text:style-name="T72">Look at his language, look at what he is saying...</text:span></text:p>
      <text:p text:style-name="P6"/>
      <text:p text:style-name="P6">Let’s look – here is Reb Shlomo speaking:</text:p>
      <text:p text:style-name="Standard"/>
      <text:p text:style-name="P125">I just learned last week an unbelievable story by Reb Shalom Shachna, the father of the Holy Rizhiner. And it would be too long to tell you all those names, like-but it's just a privilege to know that they existed in this world. He had hundreds of followers, but there were two: one of them had the most obnoxious wife ever--she was, like, really on his case--it was just--mamesh he couldn't live! And each time he comes to the Rebbe, he says, "Mamash, I have to divorce my wife. I can't bear it anymore." He says, "Not yet, not yet, not yet." </text:p>
      <text:p text:style-name="P136"/>
      <text:p text:style-name="P69">The first thing he does in locate us (<text:span text:style-name="T1">you</text:span> - the audience) in two worlds – the world of 19<text:span text:style-name="T18">th</text:span> century <text:span text:style-name="T1">hasidus</text:span>, and the world of last week. As listeners – we <text:span text:style-name="T49">consider</text:span> the question “What does the world of 19<text:span text:style-name="T18">th</text:span> century <text:span text:style-name="T1">hasidus</text:span> have to do with last week? As we consider that – Reb Shlomo explains to us how important it is that we learn about them <text:span text:style-name="T49">(</text:span><text:span text:style-name="T3">just a privilege to know that they existed in this world</text:span><text:span text:style-name="T49">) </text:span><text:s/>that is – what it means to me right now as a listener – to pay attention. I want part of that privilege. </text:p>
      <text:p text:style-name="P42"/>
      <text:p text:style-name="P42">But this is, of course, a very high level of understanding why I should listen to the story. That is, I want to hear the story because it is a privilege that I SHOULD enjoy as a privileged person. On a more basic level I am going to need a reason. <text:s/>And he gives it to me immediately. <text:span text:style-name="T20">There is a guy in a destructive relationship – I have been in destructive relationships, I know people in destructive relationships…</text:span></text:p>
      <text:p text:style-name="P42"/>
      <text:p text:style-name="P43"><text:soft-page-break/>Interestingly enough, he also defines the word “<text:span text:style-name="T1">mamash</text:span>” for us – it now means something like “I am at my wit’s end… There is so much pressure I am going to burst”. Not only is this about destructive relationship, but it is about the end… the built up pressure. <text:span text:style-name="T49">{ And in the back of my mind – why is he telling me this? What is he trying to do? } </text:span>Let’s continue.</text:p>
      <text:p text:style-name="Standard"/>
      <text:p text:style-name="P126">The other one was a rich man. He had a lot of real estate, but he also owed a lot of money. But if he would sell the real estate, [with] whatever he has, he could pay off the bills. And they were mamash also on his tail. So he says, "I want to sell all I have, to pay off." And he also tells him, "Not yet, not yet, wait, wait, wait, wait."</text:p>
      <text:p text:style-name="P127"><text:s/></text:p>
      <text:p text:style-name="P7"><text:span text:style-name="T20">Now he amplifies the destructive relationships. Remember – he introduced it with “t</text:span><text:span text:style-name="T2">here were two</text:span><text:span text:style-name="T20">”. It could be destructive relationships with people – or with money (he now amplifies). This man seems to have a simpler answer – selling real estate as opposed to divorce – so why does he want to talk about this one? He explains – “</text:span><text:span text:style-name="T2">mamash</text:span><text:span text:style-name="T22"> </text:span><text:span text:style-name="T2">also</text:span><text:span text:style-name="T22"> </text:span><text:span text:style-name="T2">on his tail</text:span><text:span text:style-name="T22">” - just like the other guy – at the end of his wits. </text:span></text:p>
      <text:p text:style-name="P1"/>
      <text:p text:style-name="P8"><text:span text:style-name="T21">The </text:span><text:span text:style-name="T1">Rebbe –</text:span><text:span text:style-name="T21"> who you might have thought the story is about – </text:span><text:span text:style-name="T40">answers</text:span><text:span text:style-name="T21"> both men. For both of them he says “</text:span><text:span text:style-name="T4">Not yet, not yet, </text:span><text:span text:style-name="T1">wait, wait, wait</text:span><text:span text:style-name="T21">”. </text:span><text:span text:style-name="T23">He has said “</text:span><text:span text:style-name="T4">Not Yet</text:span><text:span text:style-name="T23">” five times, and “</text:span><text:span text:style-name="T4">Wait</text:span><text:span text:style-name="T23">” four times. </text:span></text:p>
      <text:p text:style-name="P2"/>
      <text:p text:style-name="Standard"><text:span text:style-name="T23">A</text:span><text:span text:style-name="T21">s listeners, we are trying to figure out what he is talking about about. Is he talking about the Rebbe? No. Is he talking about destructive relationships with marital partners or money? No. He is talking about being in pain and being at the end of your rope with the pressure not to move. </text:span><text:span text:style-name="T41">In that case: w</text:span><text:span text:style-name="T21">ait. </text:span></text:p>
      <text:p text:style-name="P137"/>
      <text:p text:style-name="P128">Finally one day, the person who owes so much money couldn't bear it any more, he says, "You know, I love my Rebbe, but I can't do it." He sold everything, paid off, and without saying anything bad--same night, he got (g'ferlach) ill, he's just about taking off. He says to his best friend, the one who has this terrible wife, "Run to the Rebbe fast, and tell him I'm dying." </text:p>
      <text:p text:style-name="P129"/>
      <text:p text:style-name="P32">We have two pressure valves. Reb Shlomo quickly releases one and moves the story on. On a meta level – he has given us two scenarios – both spoken in the language of “Wait”. The images are <text:span text:style-name="T1">mamash, </text:span>stress and obstacle. Now his language changes (no <text:span text:style-name="T1">mamash </text:span><text:span text:style-name="T21">here!) like the story – the language itself reflects release. </text:span><text:span text:style-name="T42">I would guess that “knowing” is a big part of the answer:</text:span></text:p>
      <text:p text:style-name="P135"/>
      <text:p text:style-name="P129">So Reb Shalom Shachna says--you know, basically, you know, especially in Rizhin, you don't say what you know. You know, it's clear to you and me, all the people who brag so much, tell you every thing they know, they really know very little. 'because if you really know, you keep it inside. He says, "Basically, it's not my way of telling things, but I have to tell you." </text:p>
      <text:p text:style-name="P129"/>
      <text:p text:style-name="P32">Everything slows down. The Rebbe becomes a named person again. This part of the story is slow and majestic. And he is going to throw in a quick confusion – something to just knock the listeners off their <text:span text:style-name="T50">balance</text:span> – something to bring the audience to a deeper way of listening. </text:p>
      <text:p text:style-name="P18"/>
      <text:p text:style-name="P18">“<text:span text:style-name="T1">Says – you know, basically, you know… you know. You know… they know, they really know… you really know</text:span>”. I would ask – how do I know? And how do you know I know? Or what I know? <text:span text:style-name="T50">There</text:span>’s a big ocean of knowledge, and Reb Shlomo is accessing it, our thoughts about it, and his thoughts about it.</text:p>
      <text:p text:style-name="P18"/>
      <text:p text:style-name="P18"><text:soft-page-break/>I would say <text:span text:style-name="T50">he</text:span> has <text:span text:style-name="T50">now</text:span> primed his audience. We are now ready to pay attention. </text:p>
      <text:p text:style-name="P18"/>
      <text:p text:style-name="P18">And now there is something Reb Shlomo wants us to understand. </text:p>
      <text:p text:style-name="P135"/>
      <text:p text:style-name="P133">You know, according to some other religions, you come back 2,000 times. According to us, you come back three times, maybe four times. Whenever it doesn't work, that's it. </text:p>
      <text:p text:style-name="P134"/>
      <text:p text:style-name="P102">There is a limit to the number of ‘second chances’ a person gets! More later...</text:p>
      <text:p text:style-name="P133"/>
      <text:p text:style-name="P133">He says, "Both of you have been here already four times. You haven't fixed it yet. So the Heavenly Court had compassion with you. So they decided to send you back one more time. But it has to be in such a way that you're not really alive in this world. So your wife, mamash, makes you so miserable, that you're only half a life. And the other person, he owes so much money, he can't breathe. It was good for you. I wanted to keep you alive till you fix what you have to fix. Now, what can I do with him now?" </text:p>
      <text:p text:style-name="P129"/>
      <text:p text:style-name="P135"/>
      <text:p text:style-name="P30">Remember – in story telling – if you have somebody go to the wizard, or professor or wise man – and that character says something – what he says is often (as here) directed at the audience. In the Wizard of Oz – we learn “There is no place like home” - that is from the wizard! </text:p>
      <text:p text:style-name="P20"/>
      <text:p text:style-name="P19"><text:span text:style-name="T51">Here t</text:span>he rebbe is speaking – Reb Shlomo ztz”l <text:span text:style-name="T1">never</text:span><text:span text:style-name="T21"> used other voices for speakers in his story. He would not have – it would undermine his teaching. </text:span><text:span text:style-name="T24">I believe he was always a teacher performing, not a performer teaching.</text:span><text:span text:style-name="T21"> </text:span></text:p>
      <text:p text:style-name="P14"/>
      <text:p text:style-name="P19"><text:span text:style-name="T21">Notice, that part was directed at each person in the audience. There are other people, fine, and there is us. We are stressed. The Heavenly Court has compassion on us. “</text:span><text:span text:style-name="T1">Mamash, makes you so miserable </text:span><text:span text:style-name="T21">… It (whatever it was) was good for you.”</text:span></text:p>
      <text:p text:style-name="P12"/>
      <text:p text:style-name="P13">And he asks the question – “<text:span text:style-name="T1">Now, what can I do with him now?”</text:span> <text:s/>We, the audience, are thinking “What am I going to do?” We, the audience, may well be thinking about our own pain, difficulty, and <text:span text:style-name="T73">we may be </text:span>considering appreciating it – maybe that is what is keeping me alive!</text:p>
      <text:p text:style-name="P13"/>
      <text:p text:style-name="P16">What is Reb Shlomo doing? </text:p>
      <text:p text:style-name="P16"/>
      <text:p text:style-name="P156">So far – he has introduced the idea of pain keeping us alive while we fix what needs to be fixed, and a limit on second chances. Two huge ideas! </text:p>
      <text:p text:style-name="P12"/>
      <text:p text:style-name="P12">Just to note – look around and see how many marriages Reb Shlomo kept together! This is his brilliance! Let’s continue...</text:p>
      <text:p text:style-name="P135"/>
      <text:p text:style-name="P135"><text:span text:style-name="T1">I'm telling you this story because everybody knows, today and tomorrow afternoon it's Pesach Sheni...actually, it's a holiday of the second chance. just the words, "second chance," is already like--unbelievable words, right? That means it's never too late. You can always fix it. You can always fix it. And before we go into details, I want to share with you something important. Today is also the Yahrzeit of Reb Meir Baal Hanes, the Heilige Reb Meir. Everybody knows, Reb </text:span><text:soft-page-break/><text:span text:style-name="T1">Meir--like, there were two giants in the Talmud, which are unsurpassed, Reb Meir</text:span> <text:span text:style-name="T1">and Rabbi Akiba. And basically the whole Torah sh'baal peh--you know, there's Torah sh'b'ksav--the written Torah. And the written Torah is so many words, so many letters, and that's it. Torah sh'baal peh is first of all the oral tradition, what God told Moshe--not to write down, but to give over, and also, that everybody can add! </text:span></text:p>
      <text:p text:style-name="P135"/>
      <text:p text:style-name="P70">As a listener, let’s take stock. We are thinking about difficulty, pain, and endurance. We are thinking about our own lives and we are curious what we will hear to help us. He has told us to sit and wait (“<text:span text:style-name="T1">wait, not yet</text:span>”) and he has promised us compassion.</text:p>
      <text:p text:style-name="P40"/>
      <text:p text:style-name="P39">Now he <text:span text:style-name="T52">has </text:span>explain<text:span text:style-name="T52">ed</text:span> why he told us the story. Well – that is his explanation of how he gets to the Jewish topic he wants to talk about – Pesach Sheni. Let’s think about that – the holiday of the second chance – is that an answer to enduring pain? I get a second chance? I would not think so – but here he has just turned the pain over – now it is the pain of failure… the pain of needing a second chance! He does that in one line “I’m telling your this story because… <text:span text:style-name="T1">You can always fix it. You can always fix it.</text:span>” - he repeats that for quiet emphasis. </text:p>
      <text:p text:style-name="P41"/>
      <text:p text:style-name="P38">In these next few lines, Reb Shlomo brings together a few things. First of – time itself – this day is the yahrzeit of Rebbe Meir. Second of all, as I said above, the pain of endurance. Third of all, belief in yourself. And with all three of those subjects open for continuation – he could launch into any one of those directions and we would be well satisfied – he opens a new theme – the difference between the infinite and the finite. <text:span text:style-name="T52">{ My friends, as I am writing, as I reread this, I am so touched by his brilliance! He has said so much, in so few words! That is genius! }</text:span></text:p>
      <text:p text:style-name="P41"/>
      <text:p text:style-name="P33"><text:span text:style-name="T43">This also, he is turning over – explains that G-d (Torah), as it were, is finite, as it were, and WE (Torah sh’ba’al peh) are infinite! That, of course, solves all of our previous topics… What does my endurance of pain matter if I am infinite? </text:span><text:s/><text:span text:style-name="T53">Or, better, if I am infinite I must be able to endure my pain and solve my problems! Let’s continue.</text:span></text:p>
      <text:p text:style-name="P110"/>
      <text:p text:style-name="P129">You know, take--let's say the last parashah, right? Acharei Mos-Kedoshim. We're reading the parashah already since Mt. Sinai, 3,700 years. Every year hundreds of new books are coming out, commentaries on the Bible. And good ones, gevalt ones, right? And not everything is printed, you know, gevalt what's not printed,? And the masters of adding to the Torah [are] Rebbe Meir and Rabbi Akiba. </text:p>
      <text:p text:style-name="P129"/>
      <text:p text:style-name="P31">It seems that he introduces the parsha in order to give us a stronger sense of the infinite – 3,700 years, many many books and commentaries – “<text:span text:style-name="T1">you know, gevalt, what’s not printed</text:span>”. What a fantastic way to introduce a person to thinking about infinity. Such a simple question, and then he links it back to the two masters of the Talmud – the two masters of the infinite (adding on…)</text:p>
      <text:p text:style-name="P21"/>
      <text:p text:style-name="P22">I should also say a word about “<text:span text:style-name="T1">gevalt”.</text:span><text:span text:style-name="T21"> Everyone who has heard Reb Shlomo speaking has this thought that the two words he says more than anything else are “</text:span><text:span text:style-name="T1">mamash</text:span><text:span text:style-name="T21">” and “</text:span><text:span text:style-name="T1">gevalt</text:span><text:span text:style-name="T21">”.</text:span><text:span text:style-name="T1"> </text:span><text:span text:style-name="T21">I believe he uses them as markers – </text:span><text:span text:style-name="T1">mamash</text:span><text:span text:style-name="T21"> – we spoke about above – a marker for “at the end of your wits...” and </text:span><text:span text:style-name="T1">gevalt</text:span><text:span text:style-name="T21"> – for something but I am not sure yet… maybe something good and and not yet in existance.</text:span></text:p>
      <text:p text:style-name="P15"/>
      <text:p text:style-name="P22"><text:span text:style-name="T21">Notice also – the person who transcribed this felt the need to put in </text:span><text:span text:style-name="T1">[are]</text:span><text:span text:style-name="T21">. I understand the need – the sentence doesn’t seem correct. I do, however, believe that Reb Shlomo wanted to say exactly what he said. He wanted to say “</text:span><text:span text:style-name="T1">masters of adding to the Torah, Rebbe Meir and Rabbi Akiba”. </text:span><text:span text:style-name="T21">What’s not </text:span><text:soft-page-break/><text:span text:style-name="T21">printed yet (</text:span><text:span text:style-name="T1">gevalt) </text:span><text:span text:style-name="T21">is what you (listeners) masters of adding to the Torah, adding to Rebbe Meir, and adding to Rabbi Akiba.</text:span></text:p>
      <text:p text:style-name="P129"/>
      <text:p text:style-name="P129">Something else happened Pesach Sheni, which is awesome. Everybody knows, after we crossed the Red Sea, Amalek came and attacked us. You know what day Amalek came? Pesach Sheni. Unbelievable. Because the most anti-Pesach Sheni is Amalek. Amalek, everybody knows, is the nation who are the greatest enemies of Israel, but also, spiritually, Amalek is the arch-enemy of God, the anti-God. </text:p>
      <text:p text:style-name="P110"/>
      <text:p text:style-name="P34">A bit more depth on Pesach Sheni. Now he adds that Pesach Sheni is <text:span text:style-name="T54">c</text:span>onnected to G-d, and Amalek is anti Pesach Sheni and Anti G-d. This is heavy, and, <text:span text:style-name="T54">it is</text:span> spoken in simple words but very complex. <text:s/>Let’s retrace the last few steps to see the complexity.</text:p>
      <text:p text:style-name="P23"/>
      <text:p text:style-name="P24">Pesech Sheni is second chances.</text:p>
      <text:p text:style-name="P23">Today’s parsha is Acharei Mos. That is the depth of 3,700 years of new books.</text:p>
      <text:p text:style-name="P23">There is one Torah, and lots of new books (for 3,700 years).</text:p>
      <text:p text:style-name="P23"><text:tab/><text:span text:style-name="T54">(With a side line of ‘you could be writing new books’)</text:span></text:p>
      <text:p text:style-name="P23">The Torah is fixed. The new books are infinite.</text:p>
      <text:p text:style-name="P23">There are two masters of the infinite (torah sh’ba’al peh) – Rebbe Meir and Rebbe Akiva.</text:p>
      <text:p text:style-name="P24">There is a war of Amelek.</text:p>
      <text:p text:style-name="P24">That happened on Pesach Sheni.</text:p>
      <text:p text:style-name="P24">Amelek is anti-Pesach Sheni (attack ON Pesach Sheni means he is ANTI pesach Sheni!)</text:p>
      <text:p text:style-name="P24">ANTI pesach Sheni is ANTI G-d.</text:p>
      <text:p text:style-name="P24"/>
      <text:p text:style-name="P25">Let’s face it – we could speak about any one of those lines for the next two hours!</text:p>
      <text:p text:style-name="P25"/>
      <text:p text:style-name="P25">Reb Shlomo continues:</text:p>
      <text:p text:style-name="P135"/>
      <text:p text:style-name="P129">Let's put it this way: you know, I shouldn't eat a hamburger on Yom Kippur. But imagine, I was very hungry On Yom Kippur--and I knock in a little hamburger. So I'm not, let's say I'm not a very--very pious Jew, but I cannot say I'm against God, right? </text:p>
      <text:p text:style-name="P129"/>
      <text:p text:style-name="P111">Now he briefly explores what it means to be anti G-d.</text:p>
      <text:p text:style-name="P111"/>
      <text:p text:style-name="P129">Amalek is anti-God. What's Amalek saying? Amalek comes and tells you, "It's too late. You can't fix it any more. It's too late, forget it. It's not for you." And, you see, Amalek is the one who says to you--imagine I decide I want to do something absolutely beautiful. Amalek says, "I know you for so long. For you, it's like a little holiness attack. You'll do it for three days, and then you go right back where you came from. Forget it. It's too late to change." Everything is too late. </text:p>
      <text:p text:style-name="P135"/>
      <text:p text:style-name="P29">Anti G-d is no second chance. No chance for change. Absolute limitation. It’s too late. <text:span text:style-name="T55">Let me just iterate – what is he doing? Reb Shlomo has just made an strong case that a person who believes it is too late to fix their lives, that there is no second chance, that I may as well give up on myself and my problems – that person is coming from the side of Amalek! The implication is: since you are a G-d fearing Jew, since you are here listening to me, you can fight and destroy any </text:span><text:span text:style-name="T5">amaleki </text:span><text:span text:style-name="T25">voice telling you there is no chance… G-d forbid. </text:span></text:p>
      <text:p text:style-name="P135"/>
      <text:p text:style-name="P129"><text:soft-page-break/>You know why there's no peace in the world: 'Cause Amalek is sitting' there, right? And [he says,] "Listen, they're killing each other for so long, and suddenly they'll change? Forget it, right? I always tell my friends, there's so many divorces in the world, and I could swear to it that Brother Amalek was standing under the chuppah and telling some--"I'd love to see how long this marriage lasts," you know? And the vibrations are-- I mean, you can see him when anybody starts doing something good. Right away, Amalek says, "Ahh. It won't last." Amalek. </text:p>
      <text:p text:style-name="P103"/>
      <text:p text:style-name="P29">There’s no peace – because of Anti Second Chances. Divorces – same reason. That nagging voice – it won’t last.</text:p>
      <text:p text:style-name="P135"/>
      <text:p text:style-name="P129">So Amalek came to attack us on Pesach Sheni. And what's the most anti-Amalek? Anti-Amalek is, it's never too late because even if I fail, I have another chance. I always have another chance. I can always fix it. </text:p>
      <text:p text:style-name="P129"/>
      <text:p text:style-name="P90">At this point, it is clear the audience is hating Amalek, and loving Pesach Sheni and the possibility of second chances. Now Reb Shlomo bolsters that idea. Anti-Amalek…<text:span text:style-name="T56">in other words,</text:span> even if I <text:span text:style-name="T56">(the audience member)</text:span> fail I can always fix i<text:span text:style-name="T56">t – or else I will have a second chance...</text:span></text:p>
      <text:p text:style-name="P111"/>
      <text:p text:style-name="P130">And you know, this is really mind-blowing. Why is Reb Meir's Yahrzeit on Pesach Sheni? You know who Reb Meir was? You know, I hope you don't really take world history too seriously-because they change it always [to make it] the way they like it. You know, I don't want to say anything bad, but us Jewish people, our history doesn't change. Let me tell you, that year was Mt. Sinai--it was Mt. Sinai. We don't have professors every year and try to change it a little bit.</text:p>
      <text:p text:style-name="P104"/>
      <text:p text:style-name="P91"><text:s/><text:span text:style-name="T44">Back reference and explanation. Reb Meir – Ba’al ha’Nes – yahrzeit on Pesach Sheni – master of the infinite, master of the talmud! Look at what he does here! Essentially he says there are different histories depending on where you live – but there is one real history – Jewish History – the Talmud and on.</text:span></text:p>
      <text:p text:style-name="P88"/>
      <text:p text:style-name="P87">We are talking about second chances defeating Amalek. Now We come to Rebbe Meir who was Pesach Sheni. Just like Amelek says there is no second chance – you’ll never fix yourself, the world says there is no history – it’s just “the victors write the history”. Just like Rebbe Meir is Pesach Sheni… (wait for it...)</text:p>
      <text:p text:style-name="P135"/>
      <text:p text:style-name="P129">You know, my Zeide told my father--my father had a doctorate in Philosophy and in History--and my grandfather, he studied also History--he had a Ph.D. in History, but first in Germany and then in France. He says, "In France, why do they teach you a different history, right? What's good for France. And in Germany they teach you what's good for [Germany]. So what is the real truth? You'll never know, right? </text:p>
      <text:p text:style-name="P129"/>
      <text:p text:style-name="P112">A few sentences about the different histories.</text:p>
      <text:p text:style-name="P135"/>
      <text:p text:style-name="P129">According to World History, Nero, after he burned Rome, he got crazy, and he killed himself. According to our history, which is more reliable, he saw Rome burning, and he realized--can't live like this. He went to Yerushalayim, converted--became a Jew--and his grandson is Reb Meir. Unbelievable, right? You know what that means? That even the lowest human being, like Nero, also has a second chance. The world has a second chance. Whatever the world <text:soft-page-break/>destroys--remember what Reb Nachman says, if you believe that you can destroy, why don't you also believe you can rebuild? And it's even deeper than that. God does not let you destroy more than you can rebuild. Suddenly the destruction stops because if you would go further, you couldn't fix it anymore. </text:p>
      <text:p text:style-name="P103"/>
      <text:p text:style-name="P71">Their history – Nero goes crazy, burns Rome and kills himself. No second chance. Amalek. Anti-G-d.</text:p>
      <text:p text:style-name="P44">Our hisory – Nero goes crazy, burn Rome, converts and has a grandson name Rebbe Meir. </text:p>
      <text:p text:style-name="P44">The ultimate second chance. </text:p>
      <text:p text:style-name="P44"/>
      <text:p text:style-name="P44">Rebbe Nachman strengthens the second chance – <text:span text:style-name="T45">and Reb Shlomo invites the audience into Rebbe Meir’s life with his question “You know what that means?” How can I possibly know what it means to Reb Shlomo that Nero’s grandson is Rebbe Meir? I can’t. Reb Shlomo is inviting us into Rebbe Meir’s life – </text:span><text:span text:style-name="T11">He also had no idea what it meant!</text:span></text:p>
      <text:p text:style-name="P61"/>
      <text:p text:style-name="P55">Note on questions – it seems like they are sprinkled throughout, but in actuality most of them are “Right?” - simply asking for agreement. The few that are more substantial are there for a reason.</text:p>
      <text:p text:style-name="P135"/>
      <text:p text:style-name="P129">Okay, now let's go down to--again--to the basics. Pesach Sheni is--you know, we have to bring a Paschal lamb on the 14th day of Nisan, and the people who carried the coffin of Yosef--if you remember, Yosef HaTzaddik told the Jews, "Take me with you when you come out of Egypt. I want to be buried in the Holy Land." So they were carrying the coffin of Yosef. But when you carry a dead person, then you cannot go to the Holy Temple. So they couldn't bring the Paschal lamb. So they came to Moshe, and they were very sad. "Lomo neegora?" Why weren't we privileged also to bring the Pesach? [Numbers 9:7] So Moshe Rabbeinu says, "Wait"--imdu actually means, mamash, "Pray hard"--"and I will ask God what to do." So God says, "I'll give them a second chance--four weeks later, on the 14th day of Iyar." </text:p>
      <text:p text:style-name="P135"/>
      <text:p text:style-name="P92">Now that we have a strong connection to Pesach Sheni – Reb Shlomo tells us briefly where it came from. <text:span text:style-name="T47">{</text:span>On another Pesach Sheni teaching he took us into Yosef haTzadik – back to his mother Rachel and her relationship with Leah. Second chances – come from the fact that Rachel gave Leah the signs so she wouldn’t be embarrassed… and long and beautiful torah. Here it is completely different. - <text:span text:style-name="T47">actually that part is still up ahead… never mind!}</text:span></text:p>
      <text:p text:style-name="P89"/>
      <text:p text:style-name="P129">You know, tonight is exactly four weeks after Pesach. The second chance--you're not given a second chance just like this. You have to ask for it. If you don't ask, you don't get it. I don't have to ask God every Pesach, "Please let me make a Seder." I mean, I'm asking God, "Let me make a good Seder." But it's Pesach anyway. Pesach Sheni? I have to ask. </text:p>
      <text:p text:style-name="P135"/>
      <text:p text:style-name="P35">Here, he is tying Pesach Sheni, gift from G-d, time for second chances – to life right now, tonight. And then he takes us into an exploration of what second chances are. </text:p>
      <text:p text:style-name="P26"/>
      <text:p text:style-name="P26">Second chances – you have to ask… Before I thought a second chance was the fact that I can try again! Now that is not it. It is my relationship with someone – but I have to ask. Reb Shlomo is teaching us how to be married.</text:p>
      <text:p text:style-name="P110"/>
      <text:p text:style-name="P129"><text:soft-page-break/>You know, I meet my wife, I marry her, and it's all beautiful. I hurt her feelings? Ah, I have to ask. Give me another chance. Certain things you have to ask. And certain things are given to you. So Pesach Sheni is the holiday of the second chance, but it's so deep--you know what Torah sh'baal peh is? It's my doing. Doesn't come down from Heaven unless I ask. So this is Reb Meir Torah sh'baal peh--mamash asking for it. </text:p>
      <text:p text:style-name="P129"/>
      <text:p text:style-name="P113">And he ties everything together:</text:p>
      <text:p text:style-name="P113">I hurt my wife – I have to ask. That’s me and my life now.</text:p>
      <text:p text:style-name="P113">Torah sh’ba’al peh – is “my doing”. <text:s/>That means I have to ask (pray).</text:p>
      <text:p text:style-name="P139">Rebbe Meir – Torah sh’ba’al peh – asking… <text:span text:style-name="T46">Reb Shlomo has just tied his audience to the <text:s/>Talmud! </text:span></text:p>
      <text:p text:style-name="P113"/>
      <text:p text:style-name="P129">And according to all the rabbis in the Talmud, the people who asked for it were those people who carried the coffin of Nadav and Avihu. If you remember, on Rosh Chodesh Nisan, when we initiated the Mishkan--the Holy Temple--Nadav and Avihu walked into the Holy of Holiest, and they didn't come out. You know, the High Priest walks into the Holy of Holiest once a year on Yom Kippur. Basically, you cannot just walk into the Holy of Holiest. And Nadav and Avihu were not told to go in. They walked in, and they left their soul there. </text:p>
      <text:p text:style-name="P110"/>
      <text:p text:style-name="P114">Rebbe Meir takes us to Talmud. Talmud takes us to Nadav and Avihu (also our parsha for a stronger tie). Nadav and Avihu went into the Holy of Holiest (notice the language change here… Reb Shlomo was about finding the attainable parts of the unattainable. He said “Learn what is easy – don’t break your teeth – and enjoy it”. The <text:span text:style-name="T1">sefer</text:span><text:span text:style-name="T21"> is the holiest. Opening it is holy. He is saying precisely what he means!) </text:span></text:p>
      <text:p text:style-name="P95">They did what was not told to them.</text:p>
      <text:p text:style-name="P95">“They walked in, and they left their soul there.” </text:p>
      <text:p text:style-name="P95">That is learning Talmud – walking in and leaving your soul there! </text:p>
      <text:p text:style-name="P93"/>
      <text:p text:style-name="P129">And again, let me tell you something--anybody here who studies the Torah --sadly enough the English translation makes it like they did something terrible, and they were punished. God forbid, God forbid. But why did they go into the Holy of Holiest? And basically, because of them we have Yom Kippur. </text:p>
      <text:p text:style-name="P129"/>
      <text:p text:style-name="P36">Now that we have been talking about second chances, and we have been talking about Nadav and Avihu – they seemed not to get a second chance, right? Because of them – their second chance is ours – WE have Yom Kippur! </text:p>
      <text:p text:style-name="P17"/>
      <text:p text:style-name="P28">Notice the question <text:span text:style-name="T1">But why did they go into the Holy of Holiest? </text:span>– I will say more about that in a moment. It’s in third person. </text:p>
      <text:p text:style-name="P115"/>
      <text:p text:style-name="P129">And also--I'll start from the other side. You know, Moshe Rabbeinu came down from Heaven because we made the Golden Calf. And he asked for forgiveness, and on Yom Kippur God gave him the two tablets again. Why do I have to go into the Holy of Holiest? And if you remember, the High Priest walked into the Holy of Holiest--didn't ask for forgiveness--he just walked in there, didn't say a word, and he came out. </text:p>
      <text:p text:style-name="P37"/>
      <text:p text:style-name="P17"><text:soft-page-break/>Repeat: Now that we have been talking about second chances, and we have been talking about Nadav and Avihu – they seemed not to get a second chance, right? <text:s/></text:p>
      <text:p text:style-name="P27"/>
      <text:p text:style-name="P17">The high priest didn’t ask for forgiveness. Now he launches back into asking for it… asking for second chances… He started talking about second chances as something you always get. Then he said you have to ask. Now he is back and exploring that. </text:p>
      <text:p text:style-name="P17"/>
      <text:p text:style-name="P17">But this exploration has the death of Nadav and Avihu hanging over it. They didn’t get a second chance… on the other hand we have this “Because of them we have Yom Kippur” - maybe that is the second chance they didn’t get.</text:p>
      <text:p text:style-name="P28">And as I am tracking questions: <text:span text:style-name="T1">“Why do I have to go into the Holy of Holiest?” </text:span><text:span text:style-name="T21">Same question as the one above, but now it is in first person. </text:span></text:p>
      <text:p text:style-name="P17"/>
      <text:p text:style-name="P129">There's two ways of asking for forgiveness. Imagine I'm yelling at my wife, and I mamesh hurt her feelings; then I say, "Listen, you know, I just learned that it is forbidden to hurt somebody's feelings, and also I read in another book it's very, very bad--so I want you to forgive me. How does it sound to you? And I want you to know, I have a Ph.D. in Judaism, and also, really, mamesh, like, you know, it's really, it's against the Torah to yell at your wife." So my wife just melts away. Unless she is a shmendrick like me, right? </text:p>
      <text:p text:style-name="P135"/>
      <text:p text:style-name="P142">Second chances – means asking for forgiveness – now we are going to explore that. <text:span text:style-name="T57">Notice – he is marking off with </text:span><text:span text:style-name="T6">mamesh –</text:span><text:span text:style-name="T26"> in other words – he is saying “Even at your wit’s end – </text:span><text:span text:style-name="T6">mamash</text:span><text:span text:style-name="T26"> – it’s against Torah – it’s like </text:span><text:span text:style-name="T6">Amalek</text:span><text:span text:style-name="T26"> – it’s </text:span><text:span text:style-name="T6">anti-G-d</text:span><text:span text:style-name="T26"> – to yell at your wife! And above – <text:s/></text:span><text:span text:style-name="T6">mamesh hurt her feelings </text:span><text:span text:style-name="T26">(my wife) – I was at the end of my wits… I broke – even then...</text:span></text:p>
      <text:p text:style-name="P105"/>
      <text:p text:style-name="P129">Let me ask you something--how would it sound to you? Let me ask you--why doesn't the Torah ever say you have to love your children? Would be beautiful. Imagine I walk up to my daughters and say, "Listen to me, I love you because it says in the Torah, 'You have to love your children.'" 'Cause the Bible says you have to love your children. How does it sound to you? </text:p>
      <text:p text:style-name="P129"/>
      <text:p text:style-name="P72">Some things are commanded, and some things aren’t. Projecting love of your children – that is not commanded. <text:span text:style-name="T57">Now, remember our constant question – “What is Reb Shlomo doing here?” He has just asked a question “</text:span><text:span text:style-name="T7">Ho</text:span><text:span text:style-name="T6">w would it sound to you?” </text:span><text:span text:style-name="T27">(Repeated twice)</text:span><text:span text:style-name="T57"> He has asked a couple other questions: </text:span><text:span text:style-name="T6">“Why do I have to go into the Holy of Holiest?”</text:span><text:span text:style-name="T57"> (twice - 3</text:span><text:span text:style-name="T19">rd</text:span><text:span text:style-name="T57"> person and 1</text:span><text:span text:style-name="T19">st</text:span><text:span text:style-name="T57"> person) just before now, <text:s/>“</text:span><text:span text:style-name="T6">Now, what can I do with him now?” </text:span><text:span text:style-name="T27">by the rich man who sold everything and was dying. </text:span></text:p>
      <text:p text:style-name="P50"/>
      <text:p text:style-name="P45"><text:span text:style-name="T28">He has asked other questions – </text:span><text:span text:style-name="T29">most of the questions are simply asking for agreement, </text:span><text:span text:style-name="T8">right?</text:span><text:span text:style-name="T29"> - </text:span><text:span text:style-name="T28">but these are the only open ended questions he has asked. I am assuming the function of a question is to get the audience to think about something. This is like a lawyer in court – who asks a question that is then thrown out of the evidence – the jury remembers it.</text:span></text:p>
      <text:p text:style-name="P51"/>
      <text:p text:style-name="P51">And it may well affect the outcome of the case.</text:p>
      <text:p text:style-name="P51"/>
      <text:p text:style-name="P45"><text:span text:style-name="T28">Here, the audience remembers the questions – and the feelings and thoughts they bring up. </text:span><text:span text:style-name="T27"><text:s/></text:span><text:span text:style-name="T28">At this point, I will suggest he has asked us to think about: ‘What am I doing about my problems? I am going to go into my deepest places to find an answer, but then I am going to listen to the answer to see if it sounds right.”</text:span></text:p>
      <text:p text:style-name="P51"><text:soft-page-break/></text:p>
      <text:p text:style-name="P46"><text:span text:style-name="T28">L</text:span><text:span text:style-name="T21">et’s continue.</text:span></text:p>
      <text:p text:style-name="P94"/>
      <text:p text:style-name="P129">If I do something because I have to it's outside stuff. And you know what it is? And this is not to say I'm not doing it because--It's clear to me God wants me to love my children, right? But it's not on the level "you have to." It's deeper than "you have to," not less deep. It's so much deeper. You know, sadly enough, there's still people who hit their children--it's disgusting. So someone asked me, "Where does it say in the Torah that you're not permitted to hit your children?" I said to him, "Let me ask you something You mean to say you can lift your hand and hit a little baby? Then you're not a human being, right? You're definitely not God's image, right?" You know it's deeper. "Do you mean you could?" </text:p>
      <text:p text:style-name="P129"/>
      <text:p text:style-name="P73">Please notice, Reb Shlomo is now teaching us clearly – how awful it is - “<text:span text:style-name="T1">disgusting”</text:span> - it’s aggression against G-d, Torah, and second chances… you can not hit your children.</text:p>
      <text:p text:style-name="P47">Reb Shlomo taught us a lot – this is one of his main teachings. <text:span text:style-name="T58">Notice it is spoken in the language of “</text:span><text:span text:style-name="T9">deep”</text:span><text:span text:style-name="T58">, and </text:span><text:span text:style-name="T9">“deeper”</text:span><text:span text:style-name="T58">. There is no use of the words “</text:span><text:span text:style-name="T9">gevalt” </text:span><text:span text:style-name="T58">or </text:span><text:span text:style-name="T9">“mamash”.</text:span></text:p>
      <text:p text:style-name="P47"/>
      <text:p text:style-name="P47">This is what makes Shlomo Hasadim different from other Jews. <text:span text:style-name="T59">{ Reb Shlomo is not teaching us Torah, as it were, rather he is teaching us how to be Jews! Thank you Reb Shlomo! Thank you G-d (for giving me the privilege of meeting Reb Shlomo! }</text:span></text:p>
      <text:p text:style-name="P47"/>
      <text:p text:style-name="P129">How would it sound to you? I will tell you if the Torah wouldn't forbid us to kill, I would walk around with a knife killing everyone. But then I read the Bible--the Ten Commandments and I decided not to kill. Okay, you know, for some people maybe it's an emergency. You mean you COULD kill? I want you to know something awesome, awesome, awesome. The Ishbitzer says, when G-d spoke to us on Mt. Sinai--God says, "Don't kill"--what was engraved on our hearts is not the words, "Don't kill." What was engraved inside of us: how precious life is. Life is so precious. It's not I SHOULDN'T kill--that's forbidden--I CAN'T kill, right? </text:p>
      <text:p text:style-name="P110"/>
      <text:p text:style-name="P75">As always – I am asking the question “What is he doing?”. <text:s/>First of all, he just turned around the entire idea he has been speaking about. He has taken his audience to a place where they are confronting deep questions about how to endure in their problems, about how to keep afloat – then he introduced us to the horror of subduing someone else… And now he flips it all over and says – what this means is <text:span text:style-name="T1"><text:s/>“Life is so precious.” </text:span></text:p>
      <text:p text:style-name="P107"/>
      <text:p text:style-name="P129">You know, when God said to us, "Don't steal," it's not all--I saw, I saw mamash there written on the sky, "Don't steal” You hear, friends? Imagine if my little child says to me, "Can you give me some apple juice?" Am I giving her the apple juice because I have to? It's the deepest "I want to," right? Deepest, deepest, deepest. </text:p>
      <text:p text:style-name="P110"/>
      <text:p text:style-name="P116">Another <text:span text:style-name="T1">mamash</text:span><text:span text:style-name="T21"> moment – even if I am at my wit’s end - </text:span><text:span text:style-name="T1">“Don’t steal”</text:span></text:p>
      <text:p text:style-name="P116">Another “How to be a Jew” moment: I have to want to give to my children…</text:p>
      <text:p text:style-name="P106"/>
      <text:p text:style-name="P129">You know the difference between serving God and serving idols? It's very simple. Serving the living God is "I want to." Serving a dead idol--by a lot of people, gevalt, God has become a dead idol. "I have to." Anybody's doing things because he has to--it's pagan worship. I have to! Everything is forced. Sure, when I serve <text:soft-page-break/>God, I really have to--gevalt, it's the deepest, deepest, like I want, I want give my children apple juice. Sure, I have to. But I want to. </text:p>
      <text:p text:style-name="P110"/>
      <text:p text:style-name="P140">Notice “<text:span text:style-name="T1">gevalt”</text:span><text:span text:style-name="T21"> - it doesn’t mean “something good but not yet in existence… I’m not sure what it means! Maybe it means “</text:span><text:span text:style-name="T1">Serving a dead idol-by a lot of people. Gevalt (meaning the good is not yet in existence)… </text:span><text:span text:style-name="T21">then he says “</text:span><text:span text:style-name="T1">when I serve G-d, I really have to—gevalt...” </text:span><text:span text:style-name="T21">meaning – I really have to is “good but not yet in existence”.</text:span></text:p>
      <text:p text:style-name="P145"/>
      <text:p text:style-name="P146">In any case, he is now standing on a firm plateau of ‘I want to’ is better than ‘I need to’. “I need to” is Torah and Mitzvos, “I want to” is never hitting (G-d forbid) my kids or yelling at my wife. Let’s see where he goes next! If he were asking me for help writing, I would say “I think you just topped out – where can you go from there”… but Reb Shlomo has plenty of room… </text:p>
      <text:p text:style-name="P146"/>
      <text:p text:style-name="P146">Just to note – most speakers at this point would say “Time for coffee break” or otherwise allow their audience a breather – somehow release the tension, release the depth of emotional investment. Not so with Reb Shlomo. He was such a Ba’al Gevurah.</text:p>
      <text:p text:style-name="P148"/>
      <text:p text:style-name="P129">The Talmud says, "How did our father Avrohom serve God before He gave us the Torah on Mt. Sinai? How did he know? And the Gemora says, "It's inside." Inside. The deepest inside. The deepest, deepest inside. So I want you to know, until we made the Golden Calf, the Torah was so deep in our hearts. When we made the Golden Calf, something, God forbid, happened to us. I have to. You see, when you serve the idol, even serving God becomes idol worship. I want you to know something. You know what idol worship is? It means God is dead. Doesn't move. </text:p>
      <text:p text:style-name="P103"/>
      <text:p text:style-name="P74">This means – (the audience understands) that when you serve G-d on a level of “I want to” you are like Avraham. Now he has moved us into a position of working to get to those deep inside places of “I want to” be Jewish… </text:p>
      <text:p text:style-name="P60"/>
      <text:p text:style-name="P48">Now he makes the point relate-able:</text:p>
      <text:p text:style-name="P48"/>
      <text:p text:style-name="P129">At first when they made Sha'arei Tzedek, a Jewish hospital in Yerushalayim, they took a German-Jewish doctor, very religious, and he was like an idol-worshipper. When he was praying, he wouldn't move, even it's an emergency. 'Cause he'd say, "No, when I'm davening, I'm davening." What do you mean? Someone is dying! You'd better get your act together and come out--you're the doctor, right? What's his problem? Serving a dead God. Can't move, right? He doesn't know when yes and when no, right? </text:p>
      <text:p text:style-name="P110"/>
      <text:p text:style-name="P154">I think this is what makes Reb Shlomo’s teaching so 100% Jewish! Look what he just said! The insides are the deepest. They need to align with “I want to”. If they align with “I need to” it’s not good. So that’s where you have to live – but if somebody needs you – you have to come be with them. Plain and simple. It’s the distinctly Jewish commitment to community here. How to be a Jew.</text:p>
      <text:p text:style-name="P155"/>
      <text:p text:style-name="P131">You know what's so special about the Torah? There is nothing, nothing, more alive than the Torah. Even when the Torah says no, maybe tomorrow it's yes. You know what it means to be a living person? To be in touch, to know exactly what does God want of me right now. </text:p>
      <text:p text:style-name="P131"><text:soft-page-break/></text:p>
      <text:p text:style-name="P96">Again - “<text:span text:style-name="T1">What's so special about the Torah?” - </text:span>community, life, choice, “I want to”… </text:p>
      <text:p text:style-name="P96"/>
      <text:p text:style-name="P131">Remember the children of the Heilige Strelisker came to the Heilige Rizhiner and [he] asked [them], "What was the most important thing by your father? And they said, "For him, the most important is to know what God wants of him right now." What do you have to do right now, right? </text:p>
      <text:p text:style-name="P135"/>
      <text:p text:style-name="P117">Now he asks his audience: “<text:span text:style-name="T1">What do you have to do right now, right?” </text:span><text:span text:style-name="T21">The answer must be something like ‘find the deepest parts of myself and figure out how to be a better Jew’...</text:span></text:p>
      <text:p text:style-name="P108"/>
      <text:p text:style-name="P129">You know, all those people--they have plans, and they know now already what they'll do ten years from now on Shabbos morning 9:20. They'll be in the synagogue and they'll be on page 35. It's idol worship. How do I know, right? I hope I'll be there, but what do I know, right? </text:p>
      <text:p text:style-name="P135"/>
      <text:p text:style-name="P96">The shift here is subtle. He is moving <text:span text:style-name="T1">“I want to” to “I hope… but what do I know?”</text:span></text:p>
      <text:p text:style-name="P96"/>
      <text:p text:style-name="P129">I'll tell you something very deep--not only in doing good. The Heilige Rizhiner says to the Chasidim, "Please, I would like to show you what is A real human being. Call me somebody in from the street." They call in somebody, and he says, "Listen, brother. Imagine you're walking behind me, and a thousand rubbles are falling out of my pocket. What are you going to do?" He says, "The truth? I'll keep it." "Thank you so much." He says, "What a thief! Call in somebody else." The next person comes in, and he asks him, "What would you do?" He says, "Rebbe, I'd give it right back to you." "Oy," he says, "What an idiot!" He says, "Call in somebody else." [They] call in the third person. He says, "Rebbe, I don't know. It depends what mood I am in." "Ah, that's the real one!" Right? </text:p>
      <text:p text:style-name="P110"/>
      <text:p text:style-name="P76">Please forgive me, but at this point a “Real human being” doesn’t make sense. Reb Shlomo must have said “Real Jew” - unless he is being taped in a room of majority non-jews. I am not saying that the idea does not apply to everyone – of course it does. It’s just the language – it’s all been “Jew” up until now… </text:p>
      <text:p text:style-name="P118"/>
      <text:p text:style-name="P118">Let’s take a look at the story. First, I should say – when I tell the story it takes at least four paragraphs this size! Reb Shlomo says exactly what he means. My embellishments – change the story. Completely. </text:p>
      <text:p text:style-name="P118"/>
      <text:p text:style-name="P118">The way I normally understand the story – it’s about the path of a Jew – you work, and try and pray to do the right thing – but you never know if you will or not. That is evidently not the story here!</text:p>
      <text:p text:style-name="P118"/>
      <text:p text:style-name="P119">There are about three full sentences – <text:span text:style-name="T60">first “</text:span><text:span text:style-name="T10">I would like to show you </text:span><text:span text:style-name="T60">...” and then this long: </text:span><text:span text:style-name="T10">"Listen, brother. Imagine you're walking behind me, and a thousand rubbles are falling out of my pocket. What are you going to do?" </text:span><text:span text:style-name="T30">I think the rest of the story is giving these two lines context. The crux of these two lines is “</text:span><text:span text:style-name="T10">What are you going to do?" </text:span><text:span text:style-name="T30">and the context says “you have choices...”.</text:span></text:p>
      <text:p text:style-name="P98"/>
      <text:p text:style-name="P120"><text:soft-page-break/><text:span text:style-name="T30">T</text:span><text:span text:style-name="T21">here are two other possibilities here. It is possible that Reb Shlomo got distracted. If that is the case, he may have just tossed off the story to get back to his subject. Notice – for most of us – if we get distracted we repeat ourselves, or we pause… </text:span></text:p>
      <text:p text:style-name="P99"/>
      <text:p text:style-name="P99">The other possibility is that I am lost at this point, and I have no idea how to understand the story!</text:p>
      <text:p text:style-name="P99"/>
      <text:p text:style-name="P98">Remember – before we got here we were working on “i want to” or “i need to”. You have choices is like “I want to” extended… </text:p>
      <text:p text:style-name="P118"/>
      <text:p text:style-name="P129">You know what it means, "the living God?" Not only that God is alive--I'm also alive! I don't know what I'll think tomorrow. I'll just hope. I hope I won't steal. But what do I know, right? You know, if someone says to you, "Are you keeping next Shabbos?" All I can say, "I hope." I hope. What do I know, right? </text:p>
      <text:p text:style-name="P135"/>
      <text:p text:style-name="P120">Now Reb Shlomo has put us firmly in “<text:span text:style-name="T1">I hope. What do I know, right?”.</text:span></text:p>
      <text:p text:style-name="P109"/>
      <text:p text:style-name="P129">So Nodov and Avihu were so afraid. So here we build a mishkan, and again the mishkan, God told us "Build a mishkan"--again we did it because we have to (as much as we did it because we want to). They wanted to do one thing--nobody told me--nobody told me--"shelo y'tsivu HaShem" [paraphrase of Lev. 10:1] I want to do it because I love God so much. I want to be so close to Him. I want to run into the Holy of Holiest. Oh, this is so deep. </text:p>
      <text:p text:style-name="P110"/>
      <text:p text:style-name="P120">Bang! “<text:span text:style-name="T1">I hope. What do I know, right?” </text:span><text:span text:style-name="T21">as we knew it is over. Or not? Nodov and Avihu were the quintessential “I want to” and died because of it! Reb Shlomo is in effect saying “Kill yourselves to do the right thing – according to your insides”! But he is going to turn that around… or better – he is going to explore inside the idea until it turns around!</text:span></text:p>
      <text:p text:style-name="P110"/>
      <text:p text:style-name="P129">You know, if my whole Yiddishkeit--my whole connection to God is because "I have to," it's a bad--it's a bad connection. But then I want you to know something deeper. When do I ever have the privilege to do something with my whole heart--with my whole heart. You know what holy is? I'm doing it. Sure, I'm doing it good. Even if one corner of my heart is not so much with it, it's still holy. You know what the Holy of Holiest is? "V'chol adam lo y'hiyeh b'ol mo-ed" [Lev. 16:17] There's nothing left in my heart which doesn't want to do it. There is not one billionth'l, zillionth'l ounce in my heart left which doesn't want to serve God. But this is not so simple. </text:p>
      <text:p text:style-name="P110"/>
      <text:p text:style-name="P121">First step – every part of me has to be “I want to”.</text:p>
      <text:p text:style-name="P110"/>
      <text:p text:style-name="P129">You know, what's "establishment"? What's bugging us about the so-called religious establishment? They know now that in fifty years from now, Kol Nidre Night, it starts 6:50. They know exactly ten minutes after eight the rabbi will make the Kol Nidre appeal. And about--approximately ten minutes after nine they'll announce how much everybody gave. And approximately nine minutes before ten--will be the closing prayer. It's all beautiful. No. It can't be. It can't be. </text:p>
      <text:p text:style-name="P135"/>
      <text:p text:style-name="P77"><text:soft-page-break/>“It can't be. It can't be.” <text:span text:style-name="T31">That is on “I need to” - or “</text:span><text:span text:style-name="T61">the establishment”</text:span><text:span text:style-name="T31"> above. In other words, we are caught between two extremes – one is “I want to” and die (G-d forbid) and one is “I need to” and die (G-d forbid). How is this going to get resolved? </text:span></text:p>
      <text:p text:style-name="P52"/>
      <text:p text:style-name="P52">Remember how Reb Shlomo opened this whole Torah? The story about Reb Shalom Shacna – two hasidim – Rich with huge bills, and nagging wife? The Rebbe wouldn’t let them change. Caught between two extremes. </text:p>
      <text:p text:style-name="P52"/>
      <text:p text:style-name="P129">You know, imagine I get married, and I get myself a paperback book on marriage, and then I see exactly in the morning--ah ha, page 35, I know what to do. Then, after breakfast, I see my way in the reading, I need to turn the page, page 37, let's see what I have to do. It's all cute and sweet. </text:p>
      <text:p text:style-name="P110"/>
      <text:p text:style-name="P121">Reb Shlomo brings the whole dilemma to current.</text:p>
      <text:p text:style-name="P110"/>
      <text:p text:style-name="P129">I have to tell you something. There are two stories which are actually the same. Reb Hanoch of Alexander--one of the biggest rebbes--there are two famous stories of him. But I'll tell you this one. He told the story: There was this idiot. And every morning when he--you know, when he undressed, he did not remember where he put his socks, where he put his shirt, where he put his pants. So he decided, mamash, one night he'll write down everything. So he wrote down, "My pants are under the bed. My socks are next to the bed. And I am in my bed." Next morning he wakes up. "Ah, my pants--under the bed. My socks are here." And then he sees, "And I am in my bed." He looks in the bed, and he's not there. He begins to cry. So he says, "Master of the world, where am I?" Gevalt, is that deep, right? Gevalt, is that deep. But where are you? Where are you? Right. </text:p>
      <text:p text:style-name="P129"/>
      <text:p text:style-name="P78"><text:span text:style-name="T62">“T</text:span>wo famous stories of him. But I'll tell you this one.” -<text:span text:style-name="T21"> </text:span><text:span text:style-name="T32">it’s about choice! Brilliant!</text:span></text:p>
      <text:p text:style-name="P49">Where are you (listener)? Where are you in my presentation? Where are you in the dilemma I have presented? Where are you in your life? Where are you?</text:p>
      <text:p text:style-name="P97"/>
      <text:p text:style-name="P129">You know, friends, it is possible to do everything, but you never found yourself--completely disconnected from yourself. What do you really want? What do you really want? </text:p>
      <text:p text:style-name="P110"/>
      <text:p text:style-name="P122">He connects <text:span text:style-name="T1">“Where are you?”</text:span> to <text:span text:style-name="T1">“I want to...”</text:span></text:p>
      <text:p text:style-name="P110"/>
      <text:p text:style-name="P129">You know what Aharon HaKohen, when he walked into the Holy of Holiest? You know what he brought back to us? Just the inside of us. Remember, we were learning it a lot of times--maybe not every person is holy. But every person is the Holy of Holiest. We have something so holy inside, so awesomely holy inside, right? But we're so disconnected from it. </text:p>
      <text:p text:style-name="P135"/>
      <text:p text:style-name="P80">Again - “<text:span text:style-name="T1">person” </text:span><text:span text:style-name="T21">should be “</text:span><text:span text:style-name="T1">Jew”</text:span><text:span text:style-name="T21">. Same reason as above. </text:span></text:p>
      <text:p text:style-name="P53"/>
      <text:p text:style-name="P54">Reb Shlomo always (as far as I know) said “Holy of Holiest” for the kodesh k’doshim. Most often one sees it translated as “Holy of Holies”. Completely different! In Reb Shlomo’s speech – there is the holiest place on earth – and inside that holiest place there is one location that is the holy part. That describes the Mishkan.</text:p>
      <text:p text:style-name="P54"><text:soft-page-break/></text:p>
      <text:p text:style-name="P54">In the second translation – there are a lot of holy places, and this is ‘the holy one of those’. It certainly doesn’t point at the Mishkan!</text:p>
      <text:p text:style-name="P54"/>
      <text:p text:style-name="P62"><text:span text:style-name="T21">But back to our task at hand – what is Reb Shlomo doing here? He says it clearly: </text:span><text:span text:style-name="T1">We have something so holy inside, so awesomely holy inside, right? But we're so disconnected from it. </text:span><text:span text:style-name="T21">Like every brilliant speaker – everything is crystal clear, and yet, everything is </text:span><text:span text:style-name="T33">completely </text:span><text:span text:style-name="T21">ambiguous!</text:span></text:p>
      <text:p text:style-name="P100"/>
      <text:p text:style-name="P129">So the High Priest, when he walked into the Holy of Holiest--and here, I want to share with you something I was learning yesterday, and that actually, it's the same thing. You know, my beautiful friends, let's again take a husband and wife. I hurt my wife's feelings. And then I ask her for forgiveness. So she says, "Okay, I forgive you." But you know what it is? Yeah, she forgives me, but sadly enough, those scars. Scars. Aye gevalt. You know how many people hurt our feelings and we forgive them? . Yeah, we forgave them. But the scar. It's heartbreaking, right? </text:p>
      <text:p text:style-name="P110"/>
      <text:p text:style-name="P81">“<text:span text:style-name="T63">(A)nd here, I want to share with you something...” Reb Shlomo is insinuating that the High Priest walked into the Holy of Holiest – and that is where we are – what “I was learning yesterday...” The High Priest – is being brought to yesterday, and we are being brought into the Holy of Holiest.</text:span></text:p>
      <text:p text:style-name="P63"/>
      <text:p text:style-name="P64">Remember before when the deepest part of the Torah was supporting marriage? Look what he does here – in the Holy of Holiest! A conversation between husband and wife – forgiveness for hurting feelings. And a level deeper – it’s the scars.</text:p>
      <text:p text:style-name="P64"/>
      <text:p text:style-name="P64">This is the mark of a brilliant speaker – he knows what is important to teach – and he teaches that. </text:p>
      <text:p text:style-name="P64"/>
      <text:p text:style-name="P64">But, if you remember Reb Shlomo – he never backtracked, and he never stopped. Most of us speak, end up making a good (even really good) point, and then kind of step back and say (or think) “That was pretty good!” To the best of my memory, Reb Shlomo <text:span text:style-name="T1">never</text:span><text:span text:style-name="T21"> did that. </text:span></text:p>
      <text:p text:style-name="P60"/>
      <text:p text:style-name="P129">I want you to know--I was learning it yesterday--the scar you cannot fix from outside; on the skin there's a scar. You can only fix it from [whispering] inside, behind the skin. [Normal voice] You know, from the holy to the Holy of Holiest was a perochos, right? Okay, so God forgave us for making the Golden Calf. But humanly speaking, there was a big scar, humanly speaking, even on God's heart. How do you--how do you get rid of the scar? Ah--the Holy of Holiest. Deepest. From behind the curtain. </text:p>
      <text:p text:style-name="P110"/>
      <text:p text:style-name="P86">This relationship of the Holy of Holiest has just been described as being so close you are “under their skin”. This deep level relationship is appropriate to express – in forgiveness, gratitude, paid, upset with one’s spouse. Some people have friends on that deep level connection. <text:span text:style-name="T64">It is clearly much deeper than a parent/child relationship. In Reb Shlomo’s world – it is the closest relationship two human beings can have… and then he transfers that entire relationship to G-d. G-d, k’vi’yachol is in pain and aches for us to apologize, to repair the relationship.</text:span></text:p>
      <text:p text:style-name="P123"/>
      <text:p text:style-name="P129">You know, when I hurt somebody's feelings, and I ask them for forgiveness, we're still far from each other, still long distance. How many people make up, then forgive each other?--But oy gevalt, there's still long distance. Do you know, you can stand next to a person and be billions of miles away. Listen, God is <text:soft-page-break/>everywhere, and how far are we from God, right? All those long distance calls. Holy of Holiest is--so close. It's just so deep, it's so deep. Suddenly, there are no more scars. Because it's this deepest revelation. Gevalt, am I one with you. I mean, if I did something wrong it was only my outside; it was never my inside. Deepest, deepest inside, right? </text:p>
      <text:p text:style-name="P129"/>
      <text:p text:style-name="P124">We have just entered into a springboard logic. When I hurt my wife, I get so close to apologize, “Under her skin”. That is like my relationship with G-d. Now my wife becomes my “somebody’s feelings” - and my relationship with G-d springboards into “this deepest revelation”. What’s he trying to do? I think he is trying to help his audience develop a deep, personal relationship with G-d. Let’s look at what happens next.</text:p>
      <text:p text:style-name="P124"/>
      <text:p text:style-name="P129">I want you to know something--everybody's asking. Basically, if I cannot do something good--it was not in my hand--it is considered in Heaven like I did it. Ma aleh alav hakasuv k'ilu asah-oh [Brachot 6a]. So everybody's asking, why are they krechtsing about Pesach Sheni? They couldn't do it, right? Because they were tamei ha-mes. If you touch a coffin you cannot go into the Holy of Holies. It was not their fault, right? But the answer is very simple. If all you're interested in [is] doing it because the Torah says you have to do it, so I did it, right? I REALLY want to do it. </text:p>
      <text:p text:style-name="P129"/>
      <text:p text:style-name="P82">“I want you to know something--everybody's asking.” <text:span text:style-name="T65">Notice – that is a full sentence. Reb Shlomo wants us to know – as we explore this deep relationship with G-d – compared to the depth of a husband and wife together repairing their hurt feelings (I am asking myself - ‘how can I develop a relationship with my wife? With G-d?’) that </text:span><text:span text:style-name="T12">everybody’s </text:span><text:span text:style-name="T34">asking. It looks like he is setting up a new springboard logic…</text:span></text:p>
      <text:p text:style-name="P56"/>
      <text:p text:style-name="P65"><text:span text:style-name="T34">R</text:span><text:span text:style-name="T35">emember – we are all </text:span><text:span text:style-name="T13">tamei ha-mes</text:span><text:span text:style-name="T35">. This is about </text:span><text:span text:style-name="T13">everybody</text:span><text:span text:style-name="T35">. Concluding the description of “everybody” with “I really want to do it”… the particular I.</text:span></text:p>
      <text:p text:style-name="P135"/>
      <text:p text:style-name="P129">And here I want you to know something very deep. This is mamash very important to know, friends. Anybody who knows a little about Shabbos--you know, in Belz, the way they made Kiddush--ah, gevalt. Gevalt Kiddush, right? Bobover Rebbe--makes a different Kiddush; Satmar Rebbe--another Kiddush. So you would say, "Everybody makes Kiddush, everybody says the same blessing." Yeah, but the way they're saying it--everybody has their own individual way of saying it, right? Maybe on the outside it's all the same. </text:p>
      <text:p text:style-name="P129"/>
      <text:p text:style-name="P141">Remember - “<text:span text:style-name="T1">mamash” </text:span><text:span text:style-name="T21">means “at the end of your rope”, and </text:span><text:span text:style-name="T1">“gevalt”</text:span><text:span text:style-name="T21"> means really awesome – but it hasn’t happened yet. Let’s see how that plays out here.</text:span></text:p>
      <text:p text:style-name="P147"/>
      <text:p text:style-name="P149"><text:span text:style-name="T21">Remember this when you are at the end of your rope – you are at your wit’s end. There is Shabbos and Kiddush – </text:span><text:span text:style-name="T1">gevalt!</text:span><text:span text:style-name="T21"> Shabbos and kiddush are so awesome holy – they haven’t happened yet! </text:span></text:p>
      <text:p text:style-name="P147"/>
      <text:p text:style-name="P149"><text:span text:style-name="T21">So – following Reb Shlomo – we were on a springboard from </text:span><text:span text:style-name="T1">everybody</text:span><text:span text:style-name="T21">, then we became “I” and now it is my relationship – when I am at my wit’s end </text:span><text:span text:style-name="T1">mamash</text:span><text:span text:style-name="T21"> – to… wait for it… </text:span><text:span text:style-name="T1">NEXT</text:span><text:span text:style-name="T21"> Shabbos (</text:span><text:span text:style-name="T1">gevalt)</text:span><text:span text:style-name="T21">!</text:span></text:p>
      <text:p text:style-name="P147"/>
      <text:p text:style-name="P150"><text:span text:style-name="T21">Now he is (lightly) springboarding again – just like everybody is to me – so </text:span><text:span text:style-name="T1">Shabbos</text:span><text:span text:style-name="T21"> is to </text:span><text:span text:style-name="T1">Yom Kippur</text:span><text:span text:style-name="T21">.</text:span></text:p>
      <text:p text:style-name="P147"/>
      <text:p text:style-name="P129"><text:soft-page-break/>You know, take Yom Kippur, right? You know, sadly enough, there are some synagogues, the same service at 2000 synagogues, it's all the same because there's nothing inside in it, because the moment you put your inside--it cannot be that--two people don't do it the same way, right? It comes from inside. So they say, "Okay, so we won't be blamed for not doing it; we did it. But what we did, it's like all of Israel did it, right? But it was not my doing, my Korban Pesach, right? Ah, you know, the way I bring Korban Pesach? The way I sing and dance when I bring the Paschal lamb, gevalt!" Ssss. </text:p>
      <text:p text:style-name="P129"/>
      <text:p text:style-name="P83">The topic at hand seems to be “How do you make <text:span text:style-name="T1">your</text:span><text:span text:style-name="T21"> Shabbos special?”. I could say it differently - “How do you make </text:span><text:span text:style-name="T1">your</text:span><text:span text:style-name="T21"> relationship with G-d special?” or “How do you make your relationship with your wife special?”</text:span></text:p>
      <text:p text:style-name="P57"/>
      <text:p text:style-name="P66"><text:span text:style-name="T21">So one more springboard – Shabbos to Yom Kippur. Everybody’s Yom Kippur to </text:span><text:span text:style-name="T1">my</text:span><text:span text:style-name="T21"> Yom Kippur. </text:span><text:span text:style-name="T1">My</text:span><text:span text:style-name="T21"> Paschal lamb. “</text:span><text:span text:style-name="T1">Gevalt”</text:span><text:span text:style-name="T21"> – next Shabbos is going to be awesome.</text:span></text:p>
      <text:p text:style-name="P110"/>
      <text:p text:style-name="P129">You know what Amalek does? You know what the greatest evil in the world is? When someone says to you, "Your own addition doesn't count. Whatever you do special is unimportant. Just do it!" I want you to know something. I watch sometimes--you know, in my neighborhood, a lot of homeless people--and Baruch HaShem, one of my greatest privileges is really, I'm very close to--I would say, to 98% of them You don't just take out the dollar, look to the other side, here, you know. Sometimes I watch my chevra, you know? Everybody's doing it in a sweeter way, right? In a special way, right? This is so special. </text:p>
      <text:p text:style-name="P103"/>
      <text:p text:style-name="P84"><text:span text:style-name="T66">Remember Amalek? </text:span>“<text:span text:style-name="T1">Amalek comes and tells you, "It's too late. You can't fix it any more.” </text:span><text:span text:style-name="T36">Amalek is now “</text:span><text:span text:style-name="T14">the greatest evil”. </text:span><text:span text:style-name="T36">Before he was <text:s/>“</text:span><text:span text:style-name="T14">Amalek, everybody knows, is the nation who are the greatest enemies of Israel”. “Greatest” </text:span><text:span text:style-name="T36">seems (for the moment) to mean Amalek. We are about to destroy Amalek with “one of my greatest privileges”.</text:span></text:p>
      <text:p text:style-name="P58"/>
      <text:p text:style-name="P67"><text:span text:style-name="T21">In other words, Reb Shlomo is saying My most anti-Amalek</text:span><text:span text:style-name="T1"> (</text:span><text:span text:style-name="T21">greatest) privilege is when the world is telling (the homeless in my neighborhood) they don’t count - “I’m very close to...” </text:span></text:p>
      <text:p text:style-name="P58"/>
      <text:p text:style-name="P67"><text:span text:style-name="T21">And this is what my </text:span><text:span text:style-name="T1">chevra</text:span><text:span text:style-name="T21"> are doing. </text:span></text:p>
      <text:p text:style-name="P58"/>
      <text:p text:style-name="P67"><text:span text:style-name="T21">The Holy of Holiest on Yom Kippur. Awesome. I would say that this is so awesome as it is – it should not even be repeated! And yet, Reb Shlomo continues… </text:span><text:span text:style-name="T37">You </text:span><text:span text:style-name="T15">could</text:span><text:span text:style-name="T37"> say that everything said up until now is a preparation for the next piece. Or you </text:span><text:span text:style-name="T15">could </text:span><text:span text:style-name="T37">say he can stop talking, sing a niggun, and go home. But, of course, Reb Shlomo continues...</text:span></text:p>
      <text:p text:style-name="P110"/>
      <text:p text:style-name="P129">And here, I want to add something awesome. It was the people who carried the coffin of Yosef, who came to Moshe, and they said, "We need a second chance." How did they know? I was learning it yesterday, and it really blew my mind--myself. Everybody knows the story of Rachel and Leah, right? Rachel is engaged to Yaakov, and Yaakav and Rochel have a secret sign because they knew that Lavan--Laban--will put Lee-ah under it--under--under the wedding canopy. So in the last moment Rachel saw--"Oh, my sister will be put to shame." She gave her over the secret sign. </text:p>
      <text:p text:style-name="P135"/>
      <text:p text:style-name="P85"><text:soft-page-break/>I was learning it yesterday – bringing everyone in from the streets (giving tzedakah). He has spoken about forgiveness, between husband and wife (under the skin), and scars <text:span text:style-name="T67">(wife and G-d)</text:span>, then moved to <text:span text:style-name="T1">everybody</text:span><text:span text:style-name="T21">, then moved to G-d. In a similar vein he started at Shabbos, went to Yom Kippur, </text:span><text:span text:style-name="T38">moved to </text:span><text:span text:style-name="T16">everybody</text:span><text:span text:style-name="T38"> and continued with the individual – how to make Shabbos Special. How to make G-d special. How to make my wife special. </text:span></text:p>
      <text:p text:style-name="P59"/>
      <text:p text:style-name="P68"><text:span text:style-name="T38">A</text:span><text:span text:style-name="T21">nd with that, he steps into Ya’akov and Rachel and Leah. Who is special? What kind of relationship did Rachel have with Leah? </text:span></text:p>
      <text:p text:style-name="P101"/>
      <text:p text:style-name="P132">So Yaakov didn't know it's Lee-ah; he thought it's Rachel, right? You know what that means? Rachel gave up her husband. Rachel gave up this world and the coming world because it was clear to her, "If I don't marry Yaakov, I have to marry Esau." Because everybody was saying, "Yaakov and Esau--and Lavan has two daughters--one is for Yaakov, one is for Esau," right? Do you know what it means to be the wife of Esau? Don't have to tell you. Not this world, not the </text:p>
      <text:p text:style-name="P132">coming world. Give everything up, for what? </text:p>
      <text:p text:style-name="P138"/>
      <text:p text:style-name="P143">“You know what that means?” <text:span text:style-name="T68">Key that we are headed for emotional depth. </text:span></text:p>
      <text:p text:style-name="P151"/>
      <text:p text:style-name="P152">It was all over for Rachel. (interesting – he doesn’t use <text:span text:style-name="T1">mamash</text:span><text:span text:style-name="T21"> here. I’m not sure why that would not apply to Rachel – presumably because Rachel is biblical and </text:span><text:span text:style-name="T1">mamash</text:span><text:span text:style-name="T21"> is here and now.)</text:span></text:p>
      <text:p text:style-name="P110"/>
      <text:p text:style-name="P129">Let me ask you something: imagine this young lady stands under the Chuppah, and then suddenly the groom says, "I don't want you," and she'll be put to shame. She'll get over it! A few years later she'll meet somebody else, she'll get married, right? But you know what? The scar. The scar. You know what Rachel did? She gave up her life for the scar of Leah. Ah, that is awesome. "I don't want any scars on my sister's heart." So here they come to--Yosef, the son of Rochel--they come to Moshe, and say, "You know something? Unless we do Pesach Sheni, there'll always be a scar on my heart--why I didn't have this Pesach. Why didn't I have the privilege to do this?" </text:p>
      <text:p text:style-name="P129"/>
      <text:p text:style-name="P144">And into Pesach Sheni. What’s that? “<text:span text:style-name="T1">So Pesach Sheni is the holiday of the second chance, but it's so deep.” </text:span><text:span text:style-name="T39">Pesach Sheni is anti-Amalek. Amalek is anti second chance, Pesach Sheni </text:span><text:span text:style-name="T17">is</text:span><text:span text:style-name="T39"> second chance. Amalek says </text:span><text:span text:style-name="T17">"Your own addition doesn't count” </text:span><text:span text:style-name="T39">Pesach Sheni says there was Rebbe Meir – and he counted just like there’s you – and you count. Pesach Sheni is that deep husband-wife meeting for forgiveness – meeting with G-d – Holy of Holiest, Shabbos to Yom Kippur – make it your own!</text:span></text:p>
      <text:p text:style-name="P153"/>
      <text:p text:style-name="P129">So someone says to me, "You know, it's okay. You'll still go to Paradise." I'm not asking you about Paradise or Hell--I want so much to do it! You know, friends, when you want to do something for your best friend, for God, and you don't do it--there's this deep scar on your heart. And if it was the coffin of Nadav and Avihu, obviously it's even easier. You know what's Nadav and Avihu? Kodesh Kedoshim. And Kodesh Kedoshim is only when I mamash do it, with all my heart, with all my soul. </text:p>
      <text:p text:style-name="P103"/>
      <text:p text:style-name="P79">“<text:span text:style-name="T69">[O]</text:span>nly when I mamash do it, with all my heart, with all my soul.” <text:span text:style-name="T39">This is it. I’m at the “</text:span><text:span text:style-name="T69">mamash” </text:span><text:span text:style-name="T39">end of my wits, and I do it with all my heart… Do what? I think – connect to G-d, connect to my wife… Evidently, according to Reb Shlomo, my most important life is about connecting...</text:span></text:p>
      <text:p text:style-name="P60"><text:soft-page-break/></text:p>
      <text:p text:style-name="P129">So you hear, my beautiful friends, today is a holiday when it's clear to us--it is never too late. Not only it's never too late; it's never too late even to fix even the scars. </text:p>
      <text:p text:style-name="P129"/>
      <text:p text:style-name="P9"><text:tab/><text:span text:style-name="T1">Do you know something? I can be angry at someone for a thousand year— <text:s text:c="2"/></text:span></text:p>
      <text:p text:style-name="P10"/>
      <text:p text:style-name="P3">All I know for sure, is it took my wife more than 20 years after Reb Shlomo’s passing to divorce me. I think <text:span text:style-name="T1">that</text:span> is what Reb Shlomo was doing – saving marriages, saving Jews – bringing people back – not to Judaism per se – rather bring Jews back to G-d, Torah, connection and T’shuvah. </text:p>
      <text:p text:style-name="P9"/>
      <text:p text:style-name="P11"><text:tab/>End missing </text:p>
      <text:p text:style-name="P11"/>
      <text:p text:style-name="P11">– <text:span text:style-name="T69">and more to the point, I am miss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22T14:33:38.860026074</meta:creation-date>
    <meta:editing-duration>PT10M53S</meta:editing-duration>
    <meta:editing-cycles>5</meta:editing-cycles>
    <meta:generator>LibreOffice/6.4.3.2$Linux_X86_64 LibreOffice_project/40$Build-2</meta:generator>
    <dc:date>2020-05-22T14:44:27.144702561</dc:date>
    <meta:document-statistic meta:table-count="0" meta:image-count="0" meta:object-count="0" meta:page-count="19" meta:paragraph-count="200" meta:word-count="10441" meta:character-count="56012" meta:non-whitespace-character-count="45556"/>
  </office:meta>
</office:document-meta>
</file>